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6"/>
    <style:style style:name="ce7" style:family="table-cell" style:parent-style-name="Default" style:data-style-name="N37"/>
    <style:style style:name="ce8" style:family="table-cell" style:parent-style-name="Default" style:data-style-name="N3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6458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1" table:default-cell-style-name="ce3"/>
        <table:table-column table:style-name="co1" table:default-cell-style-name="ce1"/>
        <table:table-column table:style-name="co2" table:number-columns-repeated="16378" table:default-cell-style-name="ce1"/>
        <table:table-row table:style-name="ro1">
          <table:table-cell office:value-type="string" table:number-columns-spanned="9" table:number-rows-spanned="1" table:style-name="ce5">
            <text:p>Intermediate Storage Reservoirs (at North portion of wellfield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adius (ft)</text:p>
          </table:table-cell>
          <table:table-cell office:value-type="string" table:style-name="ce2">
            <text:p>Diameter (ft)</text:p>
          </table:table-cell>
          <table:table-cell office:value-type="string" table:style-name="ce2">
            <text:p>Fill Depth (ft)</text:p>
          </table:table-cell>
          <table:table-cell office:value-type="string" table:style-name="ce2">
            <text:p>Volume (ft^3)</text:p>
          </table:table-cell>
          <table:table-cell office:value-type="string" table:style-name="ce4">
            <text:p>Volume (gal)</text:p>
          </table:table-cell>
          <table:table-cell office:value-type="string" table:style-name="ce2">
            <text:p>Volume (mgal)</text:p>
          </table:table-cell>
          <table:table-cell table:number-columns-repeated="16378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4" table:formula="of:=2*[.A4]" table:style-name="ce1">
            <text:p>54</text:p>
          </table:table-cell>
          <table:table-cell office:value-type="float" office:value="29.5" table:style-name="ce1">
            <text:p>29.5</text:p>
          </table:table-cell>
          <table:table-cell office:value-type="float" office:value="67561.520811775292" table:formula="of:=0.25*PI()*[.B4]*[.B4]*[.C4]" table:style-name="ce1">
            <text:p>67561.52081</text:p>
          </table:table-cell>
          <table:table-cell office:value-type="float" office:value="505360.1756720792" table:formula="of:=7.48*[.D4]" table:style-name="ce3">
            <text:p>505360</text:p>
          </table:table-cell>
          <table:table-cell office:value-type="float" office:value="0.50536017567207925" table:formula="of:=[.E4]/1000000" table:style-name="ce1">
            <text:p>0.505360176</text:p>
          </table:table-cell>
          <table:table-cell office:value-type="string" table:style-name="ce1">
            <text:p>&lt;= Use this size in EPANET</text:p>
          </table:table-cell>
          <table:table-cell table:number-columns-repeated="16377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2" table:formula="of:=2*[.A5]" table:style-name="ce1">
            <text:p>92</text:p>
          </table:table-cell>
          <table:table-cell office:value-type="float" office:value="30" table:style-name="ce1">
            <text:p>30</text:p>
          </table:table-cell>
          <table:table-cell office:value-type="float" office:value="199428.30164988007" table:formula="of:=0.25*PI()*[.B5]*[.B5]*[.C5]" table:style-name="ce1">
            <text:p>199428.3016</text:p>
          </table:table-cell>
          <table:table-cell office:value-type="float" office:value="1491723.6963411029" table:formula="of:=7.48*[.D5]" table:style-name="ce3">
            <text:p>1491724</text:p>
          </table:table-cell>
          <table:table-cell office:value-type="float" office:value="1.4917236963411029" table:formula="of:=[.E5]/1000000" table:style-name="ce1">
            <text:p>1.491723696</text:p>
          </table:table-cell>
          <table:table-cell office:value-type="string" table:style-name="ce1">
            <text:p>&lt;= Use this size in EPANET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9" table:number-rows-spanned="1" table:style-name="ce5">
            <text:p>Terminal Storage Reservoirs (at Pecos Terminal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adius (ft)</text:p>
          </table:table-cell>
          <table:table-cell office:value-type="string" table:style-name="ce2">
            <text:p>Diameter (ft)</text:p>
          </table:table-cell>
          <table:table-cell office:value-type="string" table:style-name="ce2">
            <text:p>Fill Depth (ft)</text:p>
          </table:table-cell>
          <table:table-cell office:value-type="string" table:style-name="ce2">
            <text:p>Volume (ft^3)</text:p>
          </table:table-cell>
          <table:table-cell office:value-type="string" table:style-name="ce4">
            <text:p>Volume (gal)</text:p>
          </table:table-cell>
          <table:table-cell office:value-type="string" table:style-name="ce2">
            <text:p>Volume (mgal)</text:p>
          </table:table-cell>
          <table:table-cell table:number-columns-repeated="16378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4" table:formula="of:=2*[.A11]" table:style-name="ce1">
            <text:p>74</text:p>
          </table:table-cell>
          <table:table-cell office:value-type="float" office:value="31" table:style-name="ce1">
            <text:p>31</text:p>
          </table:table-cell>
          <table:table-cell office:value-type="float" office:value="133326.05062569724" table:formula="of:=0.25*PI()*[.B11]*[.B11]*[.C11]" table:style-name="ce1">
            <text:p>133326.0506</text:p>
          </table:table-cell>
          <table:table-cell office:value-type="float" office:value="997278.85868021543" table:formula="of:=7.48*[.D11]" table:style-name="ce3">
            <text:p>997279</text:p>
          </table:table-cell>
          <table:table-cell office:value-type="float" office:value="0.99727885868021549" table:formula="of:=[.E11]/1000000" table:style-name="ce1">
            <text:p>0.997278859</text:p>
          </table:table-cell>
          <table:table-cell table:number-columns-repeated="16378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6" table:formula="of:=2*[.A12]" table:style-name="ce1">
            <text:p>76</text:p>
          </table:table-cell>
          <table:table-cell office:value-type="float" office:value="29.5" table:style-name="ce1">
            <text:p>29.5</text:p>
          </table:table-cell>
          <table:table-cell office:value-type="float" office:value="133825.56385761799" table:formula="of:=0.25*PI()*[.B12]*[.B12]*[.C12]" table:style-name="ce1">
            <text:p>133825.5639</text:p>
          </table:table-cell>
          <table:table-cell office:value-type="float" office:value="1001015.2176549826" table:formula="of:=7.48*[.D12]" table:style-name="ce3">
            <text:p>1001015</text:p>
          </table:table-cell>
          <table:table-cell office:value-type="float" office:value="1.0010152176549827" table:formula="of:=[.E12]/1000000" table:style-name="ce1">
            <text:p>1.001015218</text:p>
          </table:table-cell>
          <table:table-cell office:value-type="string" table:style-name="ce1">
            <text:p>&lt;= Use this size in EPANET</text:p>
          </table:table-cell>
          <table:table-cell table:number-columns-repeated="16377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me Series Table - Node BIG_IS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Time<text:s text:c="19"/></text:p>
          </table:table-cell>
          <table:table-cell office:value-type="string" table:style-name="ce1">
            <text:p>Head<text:s text:c="12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Hours<text:s text:c="18"/></text:p>
          </table:table-cell>
          <table:table-cell office:value-type="string" table:style-name="ce1">
            <text:p>ft<text:s text:c="14"/></text:p>
          </table:table-cell>
          <table:table-cell table:number-columns-repeated="16382" table:style-name="ce1"/>
        </table:table-row>
        <table:table-row table:style-name="ro1">
          <table:table-cell office:value-type="time" office:time-value="PT0H0M0S" table:style-name="ce6">
            <text:p>12:00:00 AM</text:p>
          </table:table-cell>
          <table:table-cell office:value-type="float" office:value="2807" table:style-name="ce1">
            <text:p>2807</text:p>
          </table:table-cell>
          <table:table-cell office:value-type="float" office:value="15" table:formula="of:=[.B5]-2792" table:style-name="ce1">
            <text:p>15</text:p>
          </table:table-cell>
          <table:table-cell table:number-columns-repeated="16381"/>
        </table:table-row>
        <table:table-row table:style-name="ro1">
          <table:table-cell office:value-type="time" office:time-value="PT1H0M0S" table:style-name="ce6">
            <text:p>01:00:00 AM</text:p>
          </table:table-cell>
          <table:table-cell office:value-type="float" office:value="2807.22" table:style-name="ce1">
            <text:p>2807.22</text:p>
          </table:table-cell>
          <table:table-cell office:value-type="float" office:value="15.2199999999998" table:formula="of:=[.B6]-2792" table:style-name="ce1">
            <text:p>15.22</text:p>
          </table:table-cell>
          <table:table-cell table:number-columns-repeated="16381"/>
        </table:table-row>
        <table:table-row table:style-name="ro1">
          <table:table-cell office:value-type="time" office:time-value="PT2H0M0S" table:style-name="ce6">
            <text:p>02:00:00 AM</text:p>
          </table:table-cell>
          <table:table-cell office:value-type="float" office:value="2808.62" table:style-name="ce1">
            <text:p>2808.62</text:p>
          </table:table-cell>
          <table:table-cell office:value-type="float" office:value="16.619999999999891" table:formula="of:=[.B7]-2792" table:style-name="ce1">
            <text:p>16.62</text:p>
          </table:table-cell>
          <table:table-cell table:number-columns-repeated="16381"/>
        </table:table-row>
        <table:table-row table:style-name="ro1">
          <table:table-cell office:value-type="time" office:time-value="PT3H0M0S" table:style-name="ce6">
            <text:p>03:00:00 AM</text:p>
          </table:table-cell>
          <table:table-cell office:value-type="float" office:value="2810.12" table:style-name="ce1">
            <text:p>2810.12</text:p>
          </table:table-cell>
          <table:table-cell office:value-type="float" office:value="18.119999999999891" table:formula="of:=[.B8]-2792" table:style-name="ce1">
            <text:p>18.12</text:p>
          </table:table-cell>
          <table:table-cell table:number-columns-repeated="16381"/>
        </table:table-row>
        <table:table-row table:style-name="ro1">
          <table:table-cell office:value-type="time" office:time-value="PT4H0M0S" table:style-name="ce6">
            <text:p>04:00:00 AM</text:p>
          </table:table-cell>
          <table:table-cell office:value-type="float" office:value="2811.43" table:style-name="ce1">
            <text:p>2811.43</text:p>
          </table:table-cell>
          <table:table-cell office:value-type="float" office:value="19.429999999999836" table:formula="of:=[.B9]-2792" table:style-name="ce1">
            <text:p>19.43</text:p>
          </table:table-cell>
          <table:table-cell table:number-columns-repeated="16381"/>
        </table:table-row>
        <table:table-row table:style-name="ro1">
          <table:table-cell office:value-type="time" office:time-value="PT5H0M0S" table:style-name="ce6">
            <text:p>05:00:00 AM</text:p>
          </table:table-cell>
          <table:table-cell office:value-type="float" office:value="2812.47" table:style-name="ce1">
            <text:p>2812.47</text:p>
          </table:table-cell>
          <table:table-cell office:value-type="float" office:value="20.4699999999998" table:formula="of:=[.B10]-2792" table:style-name="ce1">
            <text:p>20.47</text:p>
          </table:table-cell>
          <table:table-cell table:number-columns-repeated="16381"/>
        </table:table-row>
        <table:table-row table:style-name="ro1">
          <table:table-cell office:value-type="time" office:time-value="PT6H0M0S" table:style-name="ce6">
            <text:p>06:00:00 AM</text:p>
          </table:table-cell>
          <table:table-cell office:value-type="float" office:value="2813.17" table:style-name="ce1">
            <text:p>2813.17</text:p>
          </table:table-cell>
          <table:table-cell office:value-type="float" office:value="21.170000000000073" table:formula="of:=[.B11]-2792" table:style-name="ce1">
            <text:p>21.17</text:p>
          </table:table-cell>
          <table:table-cell table:number-columns-repeated="16381"/>
        </table:table-row>
        <table:table-row table:style-name="ro1">
          <table:table-cell office:value-type="time" office:time-value="PT7H0M0S" table:style-name="ce6">
            <text:p>07:00:00 AM</text:p>
          </table:table-cell>
          <table:table-cell office:value-type="float" office:value="2813.54" table:style-name="ce1">
            <text:p>2813.54</text:p>
          </table:table-cell>
          <table:table-cell office:value-type="float" office:value="21.539999999999964" table:formula="of:=[.B12]-2792" table:style-name="ce1">
            <text:p>21.54</text:p>
          </table:table-cell>
          <table:table-cell table:number-columns-repeated="16381"/>
        </table:table-row>
        <table:table-row table:style-name="ro1">
          <table:table-cell office:value-type="time" office:time-value="PT8H0M0S" table:style-name="ce6">
            <text:p>08:00:00 AM</text:p>
          </table:table-cell>
          <table:table-cell office:value-type="float" office:value="2813.63" table:style-name="ce1">
            <text:p>2813.63</text:p>
          </table:table-cell>
          <table:table-cell office:value-type="float" office:value="21.630000000000109" table:formula="of:=[.B13]-2792" table:style-name="ce1">
            <text:p>21.63</text:p>
          </table:table-cell>
          <table:table-cell table:number-columns-repeated="16381"/>
        </table:table-row>
        <table:table-row table:style-name="ro1">
          <table:table-cell office:value-type="time" office:time-value="PT9H0M0S" table:style-name="ce6">
            <text:p>09:00:00 AM</text:p>
          </table:table-cell>
          <table:table-cell office:value-type="float" office:value="2813.83" table:style-name="ce1">
            <text:p>2813.83</text:p>
          </table:table-cell>
          <table:table-cell office:value-type="float" office:value="21.829999999999927" table:formula="of:=[.B14]-2792" table:style-name="ce1">
            <text:p>21.83</text:p>
          </table:table-cell>
          <table:table-cell table:number-columns-repeated="16381"/>
        </table:table-row>
        <table:table-row table:style-name="ro1">
          <table:table-cell office:value-type="time" office:time-value="PT10H0M0S" table:style-name="ce6">
            <text:p>10:00:00 AM</text:p>
          </table:table-cell>
          <table:table-cell office:value-type="float" office:value="2814.3" table:style-name="ce1">
            <text:p>2814.3</text:p>
          </table:table-cell>
          <table:table-cell office:value-type="float" office:value="22.300000000000182" table:formula="of:=[.B15]-2792" table:style-name="ce1">
            <text:p>22.3</text:p>
          </table:table-cell>
          <table:table-cell table:number-columns-repeated="16381"/>
        </table:table-row>
        <table:table-row table:style-name="ro1">
          <table:table-cell office:value-type="time" office:time-value="PT11H0M0S" table:style-name="ce6">
            <text:p>11:00:00 AM</text:p>
          </table:table-cell>
          <table:table-cell office:value-type="float" office:value="2815.02" table:style-name="ce1">
            <text:p>2815.02</text:p>
          </table:table-cell>
          <table:table-cell office:value-type="float" office:value="23.019999999999982" table:formula="of:=[.B16]-2792" table:style-name="ce1">
            <text:p>23.02</text:p>
          </table:table-cell>
          <table:table-cell table:number-columns-repeated="16381"/>
        </table:table-row>
        <table:table-row table:style-name="ro1">
          <table:table-cell office:value-type="time" office:time-value="PT12H0M0S" table:style-name="ce6">
            <text:p>12:00:00 PM</text:p>
          </table:table-cell>
          <table:table-cell office:value-type="float" office:value="2815.98" table:style-name="ce1">
            <text:p>2815.98</text:p>
          </table:table-cell>
          <table:table-cell office:value-type="float" office:value="23.980000000000018" table:formula="of:=[.B17]-2792" table:style-name="ce1">
            <text:p>23.98</text:p>
          </table:table-cell>
          <table:table-cell table:number-columns-repeated="16381"/>
        </table:table-row>
        <table:table-row table:style-name="ro1">
          <table:table-cell office:value-type="time" office:time-value="PT13H0M0S" table:style-name="ce6">
            <text:p>01:00:00 PM</text:p>
          </table:table-cell>
          <table:table-cell office:value-type="float" office:value="2817.2" table:style-name="ce1">
            <text:p>2817.2</text:p>
          </table:table-cell>
          <table:table-cell office:value-type="float" office:value="25.199999999999818" table:formula="of:=[.B18]-2792" table:style-name="ce1">
            <text:p>25.2</text:p>
          </table:table-cell>
          <table:table-cell table:number-columns-repeated="16381"/>
        </table:table-row>
        <table:table-row table:style-name="ro1">
          <table:table-cell office:value-type="time" office:time-value="PT14H0M0S" table:style-name="ce6">
            <text:p>02:00:00 PM</text:p>
          </table:table-cell>
          <table:table-cell office:value-type="float" office:value="2818.63" table:style-name="ce1">
            <text:p>2818.63</text:p>
          </table:table-cell>
          <table:table-cell office:value-type="float" office:value="26.630000000000109" table:formula="of:=[.B19]-2792" table:style-name="ce1">
            <text:p>26.63</text:p>
          </table:table-cell>
          <table:table-cell table:number-columns-repeated="16381"/>
        </table:table-row>
        <table:table-row table:style-name="ro1">
          <table:table-cell office:value-type="time" office:time-value="PT15H0M0S" table:style-name="ce6">
            <text:p>03:00:00 PM</text:p>
          </table:table-cell>
          <table:table-cell office:value-type="float" office:value="2819.62" table:style-name="ce1">
            <text:p>2819.62</text:p>
          </table:table-cell>
          <table:table-cell office:value-type="float" office:value="27.619999999999891" table:formula="of:=[.B20]-2792" table:style-name="ce1">
            <text:p>27.62</text:p>
          </table:table-cell>
          <table:table-cell table:number-columns-repeated="16381"/>
        </table:table-row>
        <table:table-row table:style-name="ro1">
          <table:table-cell office:value-type="time" office:time-value="PT16H0M0S" table:style-name="ce6">
            <text:p>04:00:00 PM</text:p>
          </table:table-cell>
          <table:table-cell office:value-type="float" office:value="2819.69" table:style-name="ce1">
            <text:p>2819.69</text:p>
          </table:table-cell>
          <table:table-cell office:value-type="float" office:value="27.690000000000055" table:formula="of:=[.B21]-2792" table:style-name="ce1">
            <text:p>27.69</text:p>
          </table:table-cell>
          <table:table-cell table:number-columns-repeated="16381"/>
        </table:table-row>
        <table:table-row table:style-name="ro1">
          <table:table-cell office:value-type="time" office:time-value="PT17H0M0S" table:style-name="ce6">
            <text:p>05:00:00 PM</text:p>
          </table:table-cell>
          <table:table-cell office:value-type="float" office:value="2819.52" table:style-name="ce1">
            <text:p>2819.52</text:p>
          </table:table-cell>
          <table:table-cell office:value-type="float" office:value="27.519999999999982" table:formula="of:=[.B22]-2792" table:style-name="ce1">
            <text:p>27.52</text:p>
          </table:table-cell>
          <table:table-cell table:number-columns-repeated="16381"/>
        </table:table-row>
        <table:table-row table:style-name="ro1">
          <table:table-cell office:value-type="time" office:time-value="PT18H0M0S" table:style-name="ce6">
            <text:p>06:00:00 PM</text:p>
          </table:table-cell>
          <table:table-cell office:value-type="float" office:value="2819.02" table:style-name="ce1">
            <text:p>2819.02</text:p>
          </table:table-cell>
          <table:table-cell office:value-type="float" office:value="27.019999999999982" table:formula="of:=[.B23]-2792" table:style-name="ce1">
            <text:p>27.02</text:p>
          </table:table-cell>
          <table:table-cell table:number-columns-repeated="16381"/>
        </table:table-row>
        <table:table-row table:style-name="ro1">
          <table:table-cell office:value-type="time" office:time-value="PT19H0M0S" table:style-name="ce6">
            <text:p>07:00:00 PM</text:p>
          </table:table-cell>
          <table:table-cell office:value-type="float" office:value="2818.45" table:style-name="ce1">
            <text:p>2818.45</text:p>
          </table:table-cell>
          <table:table-cell office:value-type="float" office:value="26.449999999999818" table:formula="of:=[.B24]-2792" table:style-name="ce1">
            <text:p>26.45</text:p>
          </table:table-cell>
          <table:table-cell table:number-columns-repeated="16381"/>
        </table:table-row>
        <table:table-row table:style-name="ro1">
          <table:table-cell office:value-type="time" office:time-value="PT20H0M0S" table:style-name="ce6">
            <text:p>08:00:00 PM</text:p>
          </table:table-cell>
          <table:table-cell office:value-type="float" office:value="2817.89" table:style-name="ce1">
            <text:p>2817.89</text:p>
          </table:table-cell>
          <table:table-cell office:value-type="float" office:value="25.889999999999873" table:formula="of:=[.B25]-2792" table:style-name="ce1">
            <text:p>25.89</text:p>
          </table:table-cell>
          <table:table-cell table:number-columns-repeated="16381"/>
        </table:table-row>
        <table:table-row table:style-name="ro1">
          <table:table-cell office:value-type="time" office:time-value="PT21H0M0S" table:style-name="ce6">
            <text:p>09:00:00 PM</text:p>
          </table:table-cell>
          <table:table-cell office:value-type="float" office:value="2817.55" table:style-name="ce1">
            <text:p>2817.55</text:p>
          </table:table-cell>
          <table:table-cell office:value-type="float" office:value="25.550000000000182" table:formula="of:=[.B26]-2792" table:style-name="ce1">
            <text:p>25.55</text:p>
          </table:table-cell>
          <table:table-cell table:number-columns-repeated="16381"/>
        </table:table-row>
        <table:table-row table:style-name="ro1">
          <table:table-cell office:value-type="time" office:time-value="PT22H0M0S" table:style-name="ce6">
            <text:p>10:00:00 PM</text:p>
          </table:table-cell>
          <table:table-cell office:value-type="float" office:value="2817.46" table:style-name="ce1">
            <text:p>2817.46</text:p>
          </table:table-cell>
          <table:table-cell office:value-type="float" office:value="25.460000000000036" table:formula="of:=[.B27]-2792" table:style-name="ce1">
            <text:p>25.46</text:p>
          </table:table-cell>
          <table:table-cell table:number-columns-repeated="16381"/>
        </table:table-row>
        <table:table-row table:style-name="ro1">
          <table:table-cell office:value-type="time" office:time-value="PT23H0M0S" table:style-name="ce6">
            <text:p>11:00:00 PM</text:p>
          </table:table-cell>
          <table:table-cell office:value-type="float" office:value="2817.71" table:style-name="ce1">
            <text:p>2817.71</text:p>
          </table:table-cell>
          <table:table-cell office:value-type="float" office:value="25.710000000000036" table:formula="of:=[.B28]-2792" table:style-name="ce1">
            <text:p>25.71</text:p>
          </table:table-cell>
          <table:table-cell table:number-columns-repeated="16381"/>
        </table:table-row>
        <table:table-row table:style-name="ro1">
          <table:table-cell office:value-type="time" office:time-value="PT24H0M0S" table:style-name="ce7">
            <text:p>24:00:00</text:p>
          </table:table-cell>
          <table:table-cell office:value-type="float" office:value="2818.19" table:style-name="ce1">
            <text:p>2818.19</text:p>
          </table:table-cell>
          <table:table-cell office:value-type="float" office:value="26.190000000000055" table:formula="of:=[.B29]-2792" table:style-name="ce1">
            <text:p>26.19</text:p>
          </table:table-cell>
          <table:table-cell table:number-columns-repeated="16381"/>
        </table:table-row>
        <table:table-row table:style-name="ro1">
          <table:table-cell office:value-type="time" office:time-value="PT25H0M0S" table:style-name="ce7">
            <text:p>25:00:00</text:p>
          </table:table-cell>
          <table:table-cell office:value-type="float" office:value="2818.74" table:style-name="ce1">
            <text:p>2818.74</text:p>
          </table:table-cell>
          <table:table-cell office:value-type="float" office:value="26.739999999999782" table:formula="of:=[.B30]-2792" table:style-name="ce1">
            <text:p>26.74</text:p>
          </table:table-cell>
          <table:table-cell table:number-columns-repeated="16381"/>
        </table:table-row>
        <table:table-row table:style-name="ro1">
          <table:table-cell office:value-type="time" office:time-value="PT26H0M0S" table:style-name="ce7">
            <text:p>26:00:00</text:p>
          </table:table-cell>
          <table:table-cell office:value-type="float" office:value="2819.3" table:style-name="ce1">
            <text:p>2819.3</text:p>
          </table:table-cell>
          <table:table-cell office:value-type="float" office:value="27.300000000000182" table:formula="of:=[.B31]-2792" table:style-name="ce1">
            <text:p>27.3</text:p>
          </table:table-cell>
          <table:table-cell table:number-columns-repeated="16381"/>
        </table:table-row>
        <table:table-row table:style-name="ro1">
          <table:table-cell office:value-type="time" office:time-value="PT27H0M0S" table:style-name="ce7">
            <text:p>27:00:00</text:p>
          </table:table-cell>
          <table:table-cell office:value-type="float" office:value="2819.66" table:style-name="ce1">
            <text:p>2819.66</text:p>
          </table:table-cell>
          <table:table-cell office:value-type="float" office:value="27.659999999999854" table:formula="of:=[.B32]-2792" table:style-name="ce1">
            <text:p>27.66</text:p>
          </table:table-cell>
          <table:table-cell table:number-columns-repeated="16381"/>
        </table:table-row>
        <table:table-row table:style-name="ro1">
          <table:table-cell office:value-type="time" office:time-value="PT28H0M0S" table:style-name="ce7">
            <text:p>28:00:00</text:p>
          </table:table-cell>
          <table:table-cell office:value-type="float" office:value="2819.69" table:style-name="ce1">
            <text:p>2819.69</text:p>
          </table:table-cell>
          <table:table-cell office:value-type="float" office:value="27.690000000000055" table:formula="of:=[.B33]-2792" table:style-name="ce1">
            <text:p>27.69</text:p>
          </table:table-cell>
          <table:table-cell table:number-columns-repeated="16381"/>
        </table:table-row>
        <table:table-row table:style-name="ro1">
          <table:table-cell office:value-type="time" office:time-value="PT29H0M0S" table:style-name="ce7">
            <text:p>29:00:00</text:p>
          </table:table-cell>
          <table:table-cell office:value-type="float" office:value="2819.52" table:style-name="ce1">
            <text:p>2819.52</text:p>
          </table:table-cell>
          <table:table-cell office:value-type="float" office:value="27.519999999999982" table:formula="of:=[.B34]-2792" table:style-name="ce1">
            <text:p>27.52</text:p>
          </table:table-cell>
          <table:table-cell table:number-columns-repeated="16381"/>
        </table:table-row>
        <table:table-row table:style-name="ro1">
          <table:table-cell office:value-type="time" office:time-value="PT30H0M0S" table:style-name="ce7">
            <text:p>30:00:00</text:p>
          </table:table-cell>
          <table:table-cell office:value-type="float" office:value="2819.02" table:style-name="ce1">
            <text:p>2819.02</text:p>
          </table:table-cell>
          <table:table-cell office:value-type="float" office:value="27.019999999999982" table:formula="of:=[.B35]-2792" table:style-name="ce1">
            <text:p>27.02</text:p>
          </table:table-cell>
          <table:table-cell table:number-columns-repeated="16381"/>
        </table:table-row>
        <table:table-row table:style-name="ro1">
          <table:table-cell office:value-type="time" office:time-value="PT31H0M0S" table:style-name="ce7">
            <text:p>31:00:00</text:p>
          </table:table-cell>
          <table:table-cell office:value-type="float" office:value="2818.29" table:style-name="ce1">
            <text:p>2818.29</text:p>
          </table:table-cell>
          <table:table-cell office:value-type="float" office:value="26.289999999999964" table:formula="of:=[.B36]-2792" table:style-name="ce1">
            <text:p>26.29</text:p>
          </table:table-cell>
          <table:table-cell table:number-columns-repeated="16381"/>
        </table:table-row>
        <table:table-row table:style-name="ro1">
          <table:table-cell office:value-type="time" office:time-value="PT32H0M0S" table:style-name="ce7">
            <text:p>32:00:00</text:p>
          </table:table-cell>
          <table:table-cell office:value-type="float" office:value="2817.33" table:style-name="ce1">
            <text:p>2817.33</text:p>
          </table:table-cell>
          <table:table-cell office:value-type="float" office:value="25.329999999999927" table:formula="of:=[.B37]-2792" table:style-name="ce1">
            <text:p>25.33</text:p>
          </table:table-cell>
          <table:table-cell table:number-columns-repeated="16381"/>
        </table:table-row>
        <table:table-row table:style-name="ro1">
          <table:table-cell office:value-type="time" office:time-value="PT33H0M0S" table:style-name="ce7">
            <text:p>33:00:00</text:p>
          </table:table-cell>
          <table:table-cell office:value-type="float" office:value="2816.37" table:style-name="ce1">
            <text:p>2816.37</text:p>
          </table:table-cell>
          <table:table-cell office:value-type="float" office:value="24.369999999999891" table:formula="of:=[.B38]-2792" table:style-name="ce1">
            <text:p>24.37</text:p>
          </table:table-cell>
          <table:table-cell table:number-columns-repeated="16381"/>
        </table:table-row>
        <table:table-row table:style-name="ro1">
          <table:table-cell office:value-type="time" office:time-value="PT34H0M0S" table:style-name="ce7">
            <text:p>34:00:00</text:p>
          </table:table-cell>
          <table:table-cell office:value-type="float" office:value="2815.67" table:style-name="ce1">
            <text:p>2815.67</text:p>
          </table:table-cell>
          <table:table-cell office:value-type="float" office:value="23.670000000000073" table:formula="of:=[.B39]-2792" table:style-name="ce1">
            <text:p>23.67</text:p>
          </table:table-cell>
          <table:table-cell table:number-columns-repeated="16381"/>
        </table:table-row>
        <table:table-row table:style-name="ro1">
          <table:table-cell office:value-type="time" office:time-value="PT35H0M0S" table:style-name="ce7">
            <text:p>35:00:00</text:p>
          </table:table-cell>
          <table:table-cell office:value-type="float" office:value="2815.32" table:style-name="ce1">
            <text:p>2815.32</text:p>
          </table:table-cell>
          <table:table-cell office:value-type="float" office:value="23.320000000000164" table:formula="of:=[.B40]-2792" table:style-name="ce1">
            <text:p>23.32</text:p>
          </table:table-cell>
          <table:table-cell table:number-columns-repeated="16381"/>
        </table:table-row>
        <table:table-row table:style-name="ro1">
          <table:table-cell office:value-type="time" office:time-value="PT36H0M0S" table:style-name="ce7">
            <text:p>36:00:00</text:p>
          </table:table-cell>
          <table:table-cell office:value-type="float" office:value="2815.22" table:style-name="ce1">
            <text:p>2815.22</text:p>
          </table:table-cell>
          <table:table-cell office:value-type="float" office:value="23.2199999999998" table:formula="of:=[.B41]-2792" table:style-name="ce1">
            <text:p>23.22</text:p>
          </table:table-cell>
          <table:table-cell table:number-columns-repeated="16381"/>
        </table:table-row>
        <table:table-row table:style-name="ro1">
          <table:table-cell office:value-type="time" office:time-value="PT37H0M0S" table:style-name="ce7">
            <text:p>37:00:00</text:p>
          </table:table-cell>
          <table:table-cell office:value-type="float" office:value="2815.47" table:style-name="ce1">
            <text:p>2815.47</text:p>
          </table:table-cell>
          <table:table-cell office:value-type="float" office:value="23.4699999999998" table:formula="of:=[.B42]-2792" table:style-name="ce1">
            <text:p>23.47</text:p>
          </table:table-cell>
          <table:table-cell table:number-columns-repeated="16381"/>
        </table:table-row>
        <table:table-row table:style-name="ro1">
          <table:table-cell office:value-type="time" office:time-value="PT38H0M0S" table:style-name="ce7">
            <text:p>38:00:00</text:p>
          </table:table-cell>
          <table:table-cell office:value-type="float" office:value="2815.95" table:style-name="ce1">
            <text:p>2815.95</text:p>
          </table:table-cell>
          <table:table-cell office:value-type="float" office:value="23.949999999999818" table:formula="of:=[.B43]-2792" table:style-name="ce1">
            <text:p>23.95</text:p>
          </table:table-cell>
          <table:table-cell table:number-columns-repeated="16381"/>
        </table:table-row>
        <table:table-row table:style-name="ro1">
          <table:table-cell office:value-type="time" office:time-value="PT39H0M0S" table:style-name="ce7">
            <text:p>39:00:00</text:p>
          </table:table-cell>
          <table:table-cell office:value-type="float" office:value="2816.31" table:style-name="ce1">
            <text:p>2816.31</text:p>
          </table:table-cell>
          <table:table-cell office:value-type="float" office:value="24.309999999999945" table:formula="of:=[.B44]-2792" table:style-name="ce1">
            <text:p>24.31</text:p>
          </table:table-cell>
          <table:table-cell table:number-columns-repeated="16381"/>
        </table:table-row>
        <table:table-row table:style-name="ro1">
          <table:table-cell office:value-type="time" office:time-value="PT40H0M0S" table:style-name="ce7">
            <text:p>40:00:00</text:p>
          </table:table-cell>
          <table:table-cell office:value-type="float" office:value="2816.33" table:style-name="ce1">
            <text:p>2816.33</text:p>
          </table:table-cell>
          <table:table-cell office:value-type="float" office:value="24.329999999999927" table:formula="of:=[.B45]-2792" table:style-name="ce1">
            <text:p>24.33</text:p>
          </table:table-cell>
          <table:table-cell table:number-columns-repeated="16381"/>
        </table:table-row>
        <table:table-row table:style-name="ro1">
          <table:table-cell office:value-type="time" office:time-value="PT41H0M0S" table:style-name="ce7">
            <text:p>41:00:00</text:p>
          </table:table-cell>
          <table:table-cell office:value-type="float" office:value="2816.16" table:style-name="ce1">
            <text:p>2816.16</text:p>
          </table:table-cell>
          <table:table-cell office:value-type="float" office:value="24.159999999999854" table:formula="of:=[.B46]-2792" table:style-name="ce1">
            <text:p>24.16</text:p>
          </table:table-cell>
          <table:table-cell table:number-columns-repeated="16381"/>
        </table:table-row>
        <table:table-row table:style-name="ro1">
          <table:table-cell office:value-type="time" office:time-value="PT42H0M0S" table:style-name="ce7">
            <text:p>42:00:00</text:p>
          </table:table-cell>
          <table:table-cell office:value-type="float" office:value="2815.66" table:style-name="ce1">
            <text:p>2815.66</text:p>
          </table:table-cell>
          <table:table-cell office:value-type="float" office:value="23.659999999999854" table:formula="of:=[.B47]-2792" table:style-name="ce1">
            <text:p>23.66</text:p>
          </table:table-cell>
          <table:table-cell table:number-columns-repeated="16381"/>
        </table:table-row>
        <table:table-row table:style-name="ro1">
          <table:table-cell office:value-type="time" office:time-value="PT43H0M0S" table:style-name="ce7">
            <text:p>43:00:00</text:p>
          </table:table-cell>
          <table:table-cell office:value-type="float" office:value="2815.1" table:style-name="ce1">
            <text:p>2815.1</text:p>
          </table:table-cell>
          <table:table-cell office:value-type="float" office:value="23.099999999999909" table:formula="of:=[.B48]-2792" table:style-name="ce1">
            <text:p>23.1</text:p>
          </table:table-cell>
          <table:table-cell table:number-columns-repeated="16381"/>
        </table:table-row>
        <table:table-row table:style-name="ro1">
          <table:table-cell office:value-type="time" office:time-value="PT44H0M0S" table:style-name="ce7">
            <text:p>44:00:00</text:p>
          </table:table-cell>
          <table:table-cell office:value-type="float" office:value="2814.54" table:style-name="ce1">
            <text:p>2814.54</text:p>
          </table:table-cell>
          <table:table-cell office:value-type="float" office:value="22.539999999999964" table:formula="of:=[.B49]-2792" table:style-name="ce1">
            <text:p>22.54</text:p>
          </table:table-cell>
          <table:table-cell table:number-columns-repeated="16381"/>
        </table:table-row>
        <table:table-row table:style-name="ro1">
          <table:table-cell office:value-type="time" office:time-value="PT45H0M0S" table:style-name="ce7">
            <text:p>45:00:00</text:p>
          </table:table-cell>
          <table:table-cell office:value-type="float" office:value="2814.2" table:style-name="ce1">
            <text:p>2814.2</text:p>
          </table:table-cell>
          <table:table-cell office:value-type="float" office:value="22.199999999999818" table:formula="of:=[.B50]-2792" table:style-name="ce1">
            <text:p>22.2</text:p>
          </table:table-cell>
          <table:table-cell table:number-columns-repeated="16381"/>
        </table:table-row>
        <table:table-row table:style-name="ro1">
          <table:table-cell office:value-type="time" office:time-value="PT46H0M0S" table:style-name="ce7">
            <text:p>46:00:00</text:p>
          </table:table-cell>
          <table:table-cell office:value-type="float" office:value="2814.11" table:style-name="ce1">
            <text:p>2814.11</text:p>
          </table:table-cell>
          <table:table-cell office:value-type="float" office:value="22.110000000000127" table:formula="of:=[.B51]-2792" table:style-name="ce1">
            <text:p>22.11</text:p>
          </table:table-cell>
          <table:table-cell table:number-columns-repeated="16381"/>
        </table:table-row>
        <table:table-row table:style-name="ro1">
          <table:table-cell office:value-type="time" office:time-value="PT47H0M0S" table:style-name="ce7">
            <text:p>47:00:00</text:p>
          </table:table-cell>
          <table:table-cell office:value-type="float" office:value="2814.35" table:style-name="ce1">
            <text:p>2814.35</text:p>
          </table:table-cell>
          <table:table-cell office:value-type="float" office:value="22.349999999999909" table:formula="of:=[.B52]-2792" table:style-name="ce1">
            <text:p>22.35</text:p>
          </table:table-cell>
          <table:table-cell table:number-columns-repeated="16381"/>
        </table:table-row>
        <table:table-row table:style-name="ro1">
          <table:table-cell office:value-type="time" office:time-value="PT48H0M0S" table:style-name="ce7">
            <text:p>48:00:00</text:p>
          </table:table-cell>
          <table:table-cell office:value-type="float" office:value="2814.83" table:style-name="ce1">
            <text:p>2814.83</text:p>
          </table:table-cell>
          <table:table-cell office:value-type="float" office:value="22.829999999999927" table:formula="of:=[.B53]-2792" table:style-name="ce1">
            <text:p>22.83</text:p>
          </table:table-cell>
          <table:table-cell table:number-columns-repeated="16381"/>
        </table:table-row>
        <table:table-row table:style-name="ro1">
          <table:table-cell office:value-type="time" office:time-value="PT49H0M0S" table:style-name="ce7">
            <text:p>49:00:00</text:p>
          </table:table-cell>
          <table:table-cell office:value-type="float" office:value="2815.39" table:style-name="ce1">
            <text:p>2815.39</text:p>
          </table:table-cell>
          <table:table-cell office:value-type="float" office:value="23.389999999999873" table:formula="of:=[.B54]-2792" table:style-name="ce1">
            <text:p>23.39</text:p>
          </table:table-cell>
          <table:table-cell table:number-columns-repeated="16381"/>
        </table:table-row>
        <table:table-row table:style-name="ro1">
          <table:table-cell office:value-type="time" office:time-value="PT50H0M0S" table:style-name="ce7">
            <text:p>50:00:00</text:p>
          </table:table-cell>
          <table:table-cell office:value-type="float" office:value="2815.95" table:style-name="ce1">
            <text:p>2815.95</text:p>
          </table:table-cell>
          <table:table-cell office:value-type="float" office:value="23.949999999999818" table:formula="of:=[.B55]-2792" table:style-name="ce1">
            <text:p>23.95</text:p>
          </table:table-cell>
          <table:table-cell table:number-columns-repeated="16381"/>
        </table:table-row>
        <table:table-row table:style-name="ro1">
          <table:table-cell office:value-type="time" office:time-value="PT51H0M0S" table:style-name="ce7">
            <text:p>51:00:00</text:p>
          </table:table-cell>
          <table:table-cell office:value-type="float" office:value="2816.32" table:style-name="ce1">
            <text:p>2816.32</text:p>
          </table:table-cell>
          <table:table-cell office:value-type="float" office:value="24.320000000000164" table:formula="of:=[.B56]-2792" table:style-name="ce1">
            <text:p>24.32</text:p>
          </table:table-cell>
          <table:table-cell table:number-columns-repeated="16381"/>
        </table:table-row>
        <table:table-row table:style-name="ro1">
          <table:table-cell office:value-type="time" office:time-value="PT52H0M0S" table:style-name="ce7">
            <text:p>52:00:00</text:p>
          </table:table-cell>
          <table:table-cell office:value-type="float" office:value="2816.34" table:style-name="ce1">
            <text:p>2816.34</text:p>
          </table:table-cell>
          <table:table-cell office:value-type="float" office:value="24.340000000000146" table:formula="of:=[.B57]-2792" table:style-name="ce1">
            <text:p>24.34</text:p>
          </table:table-cell>
          <table:table-cell table:number-columns-repeated="16381"/>
        </table:table-row>
        <table:table-row table:style-name="ro1">
          <table:table-cell office:value-type="time" office:time-value="PT53H0M0S" table:style-name="ce7">
            <text:p>53:00:00</text:p>
          </table:table-cell>
          <table:table-cell office:value-type="float" office:value="2816.17" table:style-name="ce1">
            <text:p>2816.17</text:p>
          </table:table-cell>
          <table:table-cell office:value-type="float" office:value="24.170000000000073" table:formula="of:=[.B58]-2792" table:style-name="ce1">
            <text:p>24.17</text:p>
          </table:table-cell>
          <table:table-cell table:number-columns-repeated="16381"/>
        </table:table-row>
        <table:table-row table:style-name="ro1">
          <table:table-cell office:value-type="time" office:time-value="PT54H0M0S" table:style-name="ce7">
            <text:p>54:00:00</text:p>
          </table:table-cell>
          <table:table-cell office:value-type="float" office:value="2815.67" table:style-name="ce1">
            <text:p>2815.67</text:p>
          </table:table-cell>
          <table:table-cell office:value-type="float" office:value="23.670000000000073" table:formula="of:=[.B59]-2792" table:style-name="ce1">
            <text:p>23.67</text:p>
          </table:table-cell>
          <table:table-cell table:number-columns-repeated="16381"/>
        </table:table-row>
        <table:table-row table:style-name="ro1">
          <table:table-cell office:value-type="time" office:time-value="PT55H0M0S" table:style-name="ce7">
            <text:p>55:00:00</text:p>
          </table:table-cell>
          <table:table-cell office:value-type="float" office:value="2814.95" table:style-name="ce1">
            <text:p>2814.95</text:p>
          </table:table-cell>
          <table:table-cell office:value-type="float" office:value="22.949999999999818" table:formula="of:=[.B60]-2792" table:style-name="ce1">
            <text:p>22.95</text:p>
          </table:table-cell>
          <table:table-cell table:number-columns-repeated="16381"/>
        </table:table-row>
        <table:table-row table:style-name="ro1">
          <table:table-cell office:value-type="time" office:time-value="PT56H0M0S" table:style-name="ce7">
            <text:p>56:00:00</text:p>
          </table:table-cell>
          <table:table-cell office:value-type="float" office:value="2813.99" table:style-name="ce1">
            <text:p>2813.99</text:p>
          </table:table-cell>
          <table:table-cell office:value-type="float" office:value="21.989999999999782" table:formula="of:=[.B61]-2792" table:style-name="ce1">
            <text:p>21.99</text:p>
          </table:table-cell>
          <table:table-cell table:number-columns-repeated="16381"/>
        </table:table-row>
        <table:table-row table:style-name="ro1">
          <table:table-cell office:value-type="time" office:time-value="PT57H0M0S" table:style-name="ce7">
            <text:p>57:00:00</text:p>
          </table:table-cell>
          <table:table-cell office:value-type="float" office:value="2813.03" table:style-name="ce1">
            <text:p>2813.03</text:p>
          </table:table-cell>
          <table:table-cell office:value-type="float" office:value="21.0300000000002" table:formula="of:=[.B62]-2792" table:style-name="ce1">
            <text:p>21.03</text:p>
          </table:table-cell>
          <table:table-cell table:number-columns-repeated="16381"/>
        </table:table-row>
        <table:table-row table:style-name="ro1">
          <table:table-cell office:value-type="time" office:time-value="PT58H0M0S" table:style-name="ce7">
            <text:p>58:00:00</text:p>
          </table:table-cell>
          <table:table-cell office:value-type="float" office:value="2812.32" table:style-name="ce1">
            <text:p>2812.32</text:p>
          </table:table-cell>
          <table:table-cell office:value-type="float" office:value="20.320000000000164" table:formula="of:=[.B63]-2792" table:style-name="ce1">
            <text:p>20.32</text:p>
          </table:table-cell>
          <table:table-cell table:number-columns-repeated="16381"/>
        </table:table-row>
        <table:table-row table:style-name="ro1">
          <table:table-cell office:value-type="time" office:time-value="PT59H0M0S" table:style-name="ce7">
            <text:p>59:00:00</text:p>
          </table:table-cell>
          <table:table-cell office:value-type="float" office:value="2811.97" table:style-name="ce1">
            <text:p>2811.97</text:p>
          </table:table-cell>
          <table:table-cell office:value-type="float" office:value="19.9699999999998" table:formula="of:=[.B64]-2792" table:style-name="ce1">
            <text:p>19.97</text:p>
          </table:table-cell>
          <table:table-cell table:number-columns-repeated="16381"/>
        </table:table-row>
        <table:table-row table:style-name="ro1">
          <table:table-cell office:value-type="time" office:time-value="PT60H0M0S" table:style-name="ce7">
            <text:p>60:00:00</text:p>
          </table:table-cell>
          <table:table-cell office:value-type="float" office:value="2811.88" table:style-name="ce1">
            <text:p>2811.88</text:p>
          </table:table-cell>
          <table:table-cell office:value-type="float" office:value="19.880000000000109" table:formula="of:=[.B65]-2792" table:style-name="ce1">
            <text:p>19.88</text:p>
          </table:table-cell>
          <table:table-cell table:number-columns-repeated="16381"/>
        </table:table-row>
        <table:table-row table:style-name="ro1">
          <table:table-cell office:value-type="time" office:time-value="PT61H0M0S" table:style-name="ce7">
            <text:p>61:00:00</text:p>
          </table:table-cell>
          <table:table-cell office:value-type="float" office:value="2812.13" table:style-name="ce1">
            <text:p>2812.13</text:p>
          </table:table-cell>
          <table:table-cell office:value-type="float" office:value="20.130000000000109" table:formula="of:=[.B66]-2792" table:style-name="ce1">
            <text:p>20.13</text:p>
          </table:table-cell>
          <table:table-cell table:number-columns-repeated="16381"/>
        </table:table-row>
        <table:table-row table:style-name="ro1">
          <table:table-cell office:value-type="time" office:time-value="PT62H0M0S" table:style-name="ce7">
            <text:p>62:00:00</text:p>
          </table:table-cell>
          <table:table-cell office:value-type="float" office:value="2812.6" table:style-name="ce1">
            <text:p>2812.6</text:p>
          </table:table-cell>
          <table:table-cell office:value-type="float" office:value="20.599999999999909" table:formula="of:=[.B67]-2792" table:style-name="ce1">
            <text:p>20.6</text:p>
          </table:table-cell>
          <table:table-cell table:number-columns-repeated="16381"/>
        </table:table-row>
        <table:table-row table:style-name="ro1">
          <table:table-cell office:value-type="time" office:time-value="PT63H0M0S" table:style-name="ce7">
            <text:p>63:00:00</text:p>
          </table:table-cell>
          <table:table-cell office:value-type="float" office:value="2812.96" table:style-name="ce1">
            <text:p>2812.96</text:p>
          </table:table-cell>
          <table:table-cell office:value-type="float" office:value="20.960000000000036" table:formula="of:=[.B68]-2792" table:style-name="ce1">
            <text:p>20.96</text:p>
          </table:table-cell>
          <table:table-cell table:number-columns-repeated="16381"/>
        </table:table-row>
        <table:table-row table:style-name="ro1">
          <table:table-cell office:value-type="time" office:time-value="PT64H0M0S" table:style-name="ce7">
            <text:p>64:00:00</text:p>
          </table:table-cell>
          <table:table-cell office:value-type="float" office:value="2812.99" table:style-name="ce1">
            <text:p>2812.99</text:p>
          </table:table-cell>
          <table:table-cell office:value-type="float" office:value="20.989999999999782" table:formula="of:=[.B69]-2792" table:style-name="ce1">
            <text:p>20.99</text:p>
          </table:table-cell>
          <table:table-cell table:number-columns-repeated="16381"/>
        </table:table-row>
        <table:table-row table:style-name="ro1">
          <table:table-cell office:value-type="time" office:time-value="PT65H0M0S" table:style-name="ce7">
            <text:p>65:00:00</text:p>
          </table:table-cell>
          <table:table-cell office:value-type="float" office:value="2812.81" table:style-name="ce1">
            <text:p>2812.81</text:p>
          </table:table-cell>
          <table:table-cell office:value-type="float" office:value="20.809999999999945" table:formula="of:=[.B70]-2792" table:style-name="ce1">
            <text:p>20.81</text:p>
          </table:table-cell>
          <table:table-cell table:number-columns-repeated="16381"/>
        </table:table-row>
        <table:table-row table:style-name="ro1">
          <table:table-cell office:value-type="time" office:time-value="PT66H0M0S" table:style-name="ce7">
            <text:p>66:00:00</text:p>
          </table:table-cell>
          <table:table-cell office:value-type="float" office:value="2812.31" table:style-name="ce1">
            <text:p>2812.31</text:p>
          </table:table-cell>
          <table:table-cell office:value-type="float" office:value="20.309999999999945" table:formula="of:=[.B71]-2792" table:style-name="ce1">
            <text:p>20.31</text:p>
          </table:table-cell>
          <table:table-cell table:number-columns-repeated="16381"/>
        </table:table-row>
        <table:table-row table:style-name="ro1">
          <table:table-cell office:value-type="time" office:time-value="PT67H0M0S" table:style-name="ce7">
            <text:p>67:00:00</text:p>
          </table:table-cell>
          <table:table-cell office:value-type="float" office:value="2811.75" table:style-name="ce1">
            <text:p>2811.75</text:p>
          </table:table-cell>
          <table:table-cell office:value-type="float" office:value="19.75" table:formula="of:=[.B72]-2792" table:style-name="ce1">
            <text:p>19.75</text:p>
          </table:table-cell>
          <table:table-cell table:number-columns-repeated="16381"/>
        </table:table-row>
        <table:table-row table:style-name="ro1">
          <table:table-cell office:value-type="time" office:time-value="PT68H0M0S" table:style-name="ce7">
            <text:p>68:00:00</text:p>
          </table:table-cell>
          <table:table-cell office:value-type="float" office:value="2811.19" table:style-name="ce1">
            <text:p>2811.19</text:p>
          </table:table-cell>
          <table:table-cell office:value-type="float" office:value="19.190000000000055" table:formula="of:=[.B73]-2792" table:style-name="ce1">
            <text:p>19.19</text:p>
          </table:table-cell>
          <table:table-cell table:number-columns-repeated="16381"/>
        </table:table-row>
        <table:table-row table:style-name="ro1">
          <table:table-cell office:value-type="time" office:time-value="PT69H0M0S" table:style-name="ce7">
            <text:p>69:00:00</text:p>
          </table:table-cell>
          <table:table-cell office:value-type="float" office:value="2810.84" table:style-name="ce1">
            <text:p>2810.84</text:p>
          </table:table-cell>
          <table:table-cell office:value-type="float" office:value="18.840000000000146" table:formula="of:=[.B74]-2792" table:style-name="ce1">
            <text:p>18.84</text:p>
          </table:table-cell>
          <table:table-cell table:number-columns-repeated="16381"/>
        </table:table-row>
        <table:table-row table:style-name="ro1">
          <table:table-cell office:value-type="time" office:time-value="PT70H0M0S" table:style-name="ce7">
            <text:p>70:00:00</text:p>
          </table:table-cell>
          <table:table-cell office:value-type="float" office:value="2810.77" table:style-name="ce1">
            <text:p>2810.77</text:p>
          </table:table-cell>
          <table:table-cell office:value-type="float" office:value="18.769999999999982" table:formula="of:=[.B75]-2792" table:style-name="ce1">
            <text:p>18.77</text:p>
          </table:table-cell>
          <table:table-cell table:number-columns-repeated="16381"/>
        </table:table-row>
        <table:table-row table:style-name="ro1">
          <table:table-cell office:value-type="time" office:time-value="PT71H0M0S" table:style-name="ce7">
            <text:p>71:00:00</text:p>
          </table:table-cell>
          <table:table-cell office:value-type="float" office:value="2811.01" table:style-name="ce1">
            <text:p>2811.01</text:p>
          </table:table-cell>
          <table:table-cell office:value-type="float" office:value="19.010000000000218" table:formula="of:=[.B76]-2792" table:style-name="ce1">
            <text:p>19.01</text:p>
          </table:table-cell>
          <table:table-cell table:number-columns-repeated="16381"/>
        </table:table-row>
        <table:table-row table:style-name="ro1">
          <table:table-cell office:value-type="time" office:time-value="PT72H0M0S" table:style-name="ce7">
            <text:p>72:00:00</text:p>
          </table:table-cell>
          <table:table-cell office:value-type="float" office:value="2811.48" table:style-name="ce1">
            <text:p>2811.48</text:p>
          </table:table-cell>
          <table:table-cell office:value-type="float" office:value="19.480000000000018" table:formula="of:=[.B77]-2792" table:style-name="ce1">
            <text:p>19.48</text:p>
          </table:table-cell>
          <table:table-cell table:number-columns-repeated="16381"/>
        </table:table-row>
        <table:table-row table:style-name="ro1">
          <table:table-cell office:value-type="time" office:time-value="PT73H0M0S" table:style-name="ce7">
            <text:p>73:00:00</text:p>
          </table:table-cell>
          <table:table-cell office:value-type="float" office:value="2812.04" table:style-name="ce1">
            <text:p>2812.04</text:p>
          </table:table-cell>
          <table:table-cell office:value-type="float" office:value="20.039999999999964" table:formula="of:=[.B78]-2792" table:style-name="ce1">
            <text:p>20.04</text:p>
          </table:table-cell>
          <table:table-cell table:number-columns-repeated="16381"/>
        </table:table-row>
        <table:table-row table:style-name="ro1">
          <table:table-cell office:value-type="time" office:time-value="PT74H0M0S" table:style-name="ce7">
            <text:p>74:00:00</text:p>
          </table:table-cell>
          <table:table-cell office:value-type="float" office:value="2812.59" table:style-name="ce1">
            <text:p>2812.59</text:p>
          </table:table-cell>
          <table:table-cell office:value-type="float" office:value="20.590000000000146" table:formula="of:=[.B79]-2792" table:style-name="ce1">
            <text:p>20.59</text:p>
          </table:table-cell>
          <table:table-cell table:number-columns-repeated="16381"/>
        </table:table-row>
        <table:table-row table:style-name="ro1">
          <table:table-cell office:value-type="time" office:time-value="PT75H0M0S" table:style-name="ce7">
            <text:p>75:00:00</text:p>
          </table:table-cell>
          <table:table-cell office:value-type="float" office:value="2812.96" table:style-name="ce1">
            <text:p>2812.96</text:p>
          </table:table-cell>
          <table:table-cell office:value-type="float" office:value="20.960000000000036" table:formula="of:=[.B80]-2792" table:style-name="ce1">
            <text:p>20.96</text:p>
          </table:table-cell>
          <table:table-cell table:number-columns-repeated="16381"/>
        </table:table-row>
        <table:table-row table:style-name="ro1">
          <table:table-cell office:value-type="time" office:time-value="PT76H0M0S" table:style-name="ce7">
            <text:p>76:00:00</text:p>
          </table:table-cell>
          <table:table-cell office:value-type="float" office:value="2812.98" table:style-name="ce1">
            <text:p>2812.98</text:p>
          </table:table-cell>
          <table:table-cell office:value-type="float" office:value="20.980000000000018" table:formula="of:=[.B81]-2792" table:style-name="ce1">
            <text:p>20.98</text:p>
          </table:table-cell>
          <table:table-cell table:number-columns-repeated="16381"/>
        </table:table-row>
        <table:table-row table:style-name="ro1">
          <table:table-cell office:value-type="time" office:time-value="PT77H0M0S" table:style-name="ce7">
            <text:p>77:00:00</text:p>
          </table:table-cell>
          <table:table-cell office:value-type="float" office:value="2812.8" table:style-name="ce1">
            <text:p>2812.8</text:p>
          </table:table-cell>
          <table:table-cell office:value-type="float" office:value="20.800000000000182" table:formula="of:=[.B82]-2792" table:style-name="ce1">
            <text:p>20.8</text:p>
          </table:table-cell>
          <table:table-cell table:number-columns-repeated="16381"/>
        </table:table-row>
        <table:table-row table:style-name="ro1">
          <table:table-cell office:value-type="time" office:time-value="PT78H0M0S" table:style-name="ce7">
            <text:p>78:00:00</text:p>
          </table:table-cell>
          <table:table-cell office:value-type="float" office:value="2812.3" table:style-name="ce1">
            <text:p>2812.3</text:p>
          </table:table-cell>
          <table:table-cell office:value-type="float" office:value="20.300000000000182" table:formula="of:=[.B83]-2792" table:style-name="ce1">
            <text:p>20.3</text:p>
          </table:table-cell>
          <table:table-cell table:number-columns-repeated="16381"/>
        </table:table-row>
        <table:table-row table:style-name="ro1">
          <table:table-cell office:value-type="time" office:time-value="PT79H0M0S" table:style-name="ce7">
            <text:p>79:00:00</text:p>
          </table:table-cell>
          <table:table-cell office:value-type="float" office:value="2811.59" table:style-name="ce1">
            <text:p>2811.59</text:p>
          </table:table-cell>
          <table:table-cell office:value-type="float" office:value="19.590000000000146" table:formula="of:=[.B84]-2792" table:style-name="ce1">
            <text:p>19.59</text:p>
          </table:table-cell>
          <table:table-cell table:number-columns-repeated="16381"/>
        </table:table-row>
        <table:table-row table:style-name="ro1">
          <table:table-cell office:value-type="time" office:time-value="PT80H0M0S" table:style-name="ce7">
            <text:p>80:00:00</text:p>
          </table:table-cell>
          <table:table-cell office:value-type="float" office:value="2810.62" table:style-name="ce1">
            <text:p>2810.62</text:p>
          </table:table-cell>
          <table:table-cell office:value-type="float" office:value="18.619999999999891" table:formula="of:=[.B85]-2792" table:style-name="ce1">
            <text:p>18.62</text:p>
          </table:table-cell>
          <table:table-cell table:number-columns-repeated="16381"/>
        </table:table-row>
        <table:table-row table:style-name="ro1">
          <table:table-cell office:value-type="time" office:time-value="PT81H0M0S" table:style-name="ce7">
            <text:p>81:00:00</text:p>
          </table:table-cell>
          <table:table-cell office:value-type="float" office:value="2809.66" table:style-name="ce1">
            <text:p>2809.66</text:p>
          </table:table-cell>
          <table:table-cell office:value-type="float" office:value="17.659999999999854" table:formula="of:=[.B86]-2792" table:style-name="ce1">
            <text:p>17.66</text:p>
          </table:table-cell>
          <table:table-cell table:number-columns-repeated="16381"/>
        </table:table-row>
        <table:table-row table:style-name="ro1">
          <table:table-cell office:value-type="time" office:time-value="PT82H0M0S" table:style-name="ce7">
            <text:p>82:00:00</text:p>
          </table:table-cell>
          <table:table-cell office:value-type="float" office:value="2808.96" table:style-name="ce1">
            <text:p>2808.96</text:p>
          </table:table-cell>
          <table:table-cell office:value-type="float" office:value="16.960000000000036" table:formula="of:=[.B87]-2792" table:style-name="ce1">
            <text:p>16.96</text:p>
          </table:table-cell>
          <table:table-cell table:number-columns-repeated="16381"/>
        </table:table-row>
        <table:table-row table:style-name="ro1">
          <table:table-cell office:value-type="time" office:time-value="PT83H0M0S" table:style-name="ce7">
            <text:p>83:00:00</text:p>
          </table:table-cell>
          <table:table-cell office:value-type="float" office:value="2808.62" table:style-name="ce1">
            <text:p>2808.62</text:p>
          </table:table-cell>
          <table:table-cell office:value-type="float" office:value="16.619999999999891" table:formula="of:=[.B88]-2792" table:style-name="ce1">
            <text:p>16.62</text:p>
          </table:table-cell>
          <table:table-cell table:number-columns-repeated="16381"/>
        </table:table-row>
        <table:table-row table:style-name="ro1">
          <table:table-cell office:value-type="time" office:time-value="PT84H0M0S" table:style-name="ce7">
            <text:p>84:00:00</text:p>
          </table:table-cell>
          <table:table-cell office:value-type="float" office:value="2808.51" table:style-name="ce1">
            <text:p>2808.51</text:p>
          </table:table-cell>
          <table:table-cell office:value-type="float" office:value="16.510000000000218" table:formula="of:=[.B89]-2792" table:style-name="ce1">
            <text:p>16.51</text:p>
          </table:table-cell>
          <table:table-cell table:number-columns-repeated="16381"/>
        </table:table-row>
        <table:table-row table:style-name="ro1">
          <table:table-cell office:value-type="time" office:time-value="PT85H0M0S" table:style-name="ce7">
            <text:p>85:00:00</text:p>
          </table:table-cell>
          <table:table-cell office:value-type="float" office:value="2808.76" table:style-name="ce1">
            <text:p>2808.76</text:p>
          </table:table-cell>
          <table:table-cell office:value-type="float" office:value="16.760000000000218" table:formula="of:=[.B90]-2792" table:style-name="ce1">
            <text:p>16.76</text:p>
          </table:table-cell>
          <table:table-cell table:number-columns-repeated="16381"/>
        </table:table-row>
        <table:table-row table:style-name="ro1">
          <table:table-cell office:value-type="time" office:time-value="PT86H0M0S" table:style-name="ce7">
            <text:p>86:00:00</text:p>
          </table:table-cell>
          <table:table-cell office:value-type="float" office:value="2809.24" table:style-name="ce1">
            <text:p>2809.24</text:p>
          </table:table-cell>
          <table:table-cell office:value-type="float" office:value="17.239999999999782" table:formula="of:=[.B91]-2792" table:style-name="ce1">
            <text:p>17.24</text:p>
          </table:table-cell>
          <table:table-cell table:number-columns-repeated="16381"/>
        </table:table-row>
        <table:table-row table:style-name="ro1">
          <table:table-cell office:value-type="time" office:time-value="PT87H0M0S" table:style-name="ce7">
            <text:p>87:00:00</text:p>
          </table:table-cell>
          <table:table-cell office:value-type="float" office:value="2809.61" table:style-name="ce1">
            <text:p>2809.61</text:p>
          </table:table-cell>
          <table:table-cell office:value-type="float" office:value="17.610000000000127" table:formula="of:=[.B92]-2792" table:style-name="ce1">
            <text:p>17.61</text:p>
          </table:table-cell>
          <table:table-cell table:number-columns-repeated="16381"/>
        </table:table-row>
        <table:table-row table:style-name="ro1">
          <table:table-cell office:value-type="time" office:time-value="PT88H0M0S" table:style-name="ce7">
            <text:p>88:00:00</text:p>
          </table:table-cell>
          <table:table-cell office:value-type="float" office:value="2809.63" table:style-name="ce1">
            <text:p>2809.63</text:p>
          </table:table-cell>
          <table:table-cell office:value-type="float" office:value="17.630000000000109" table:formula="of:=[.B93]-2792" table:style-name="ce1">
            <text:p>17.63</text:p>
          </table:table-cell>
          <table:table-cell table:number-columns-repeated="16381"/>
        </table:table-row>
        <table:table-row table:style-name="ro1">
          <table:table-cell office:value-type="time" office:time-value="PT89H0M0S" table:style-name="ce7">
            <text:p>89:00:00</text:p>
          </table:table-cell>
          <table:table-cell office:value-type="float" office:value="2809.45" table:style-name="ce1">
            <text:p>2809.45</text:p>
          </table:table-cell>
          <table:table-cell office:value-type="float" office:value="17.449999999999818" table:formula="of:=[.B94]-2792" table:style-name="ce1">
            <text:p>17.45</text:p>
          </table:table-cell>
          <table:table-cell table:number-columns-repeated="16381"/>
        </table:table-row>
        <table:table-row table:style-name="ro1">
          <table:table-cell office:value-type="time" office:time-value="PT90H0M0S" table:style-name="ce7">
            <text:p>90:00:00</text:p>
          </table:table-cell>
          <table:table-cell office:value-type="float" office:value="2808.95" table:style-name="ce1">
            <text:p>2808.95</text:p>
          </table:table-cell>
          <table:table-cell office:value-type="float" office:value="16.949999999999818" table:formula="of:=[.B95]-2792" table:style-name="ce1">
            <text:p>16.95</text:p>
          </table:table-cell>
          <table:table-cell table:number-columns-repeated="16381"/>
        </table:table-row>
        <table:table-row table:style-name="ro1">
          <table:table-cell office:value-type="time" office:time-value="PT91H0M0S" table:style-name="ce7">
            <text:p>91:00:00</text:p>
          </table:table-cell>
          <table:table-cell office:value-type="float" office:value="2808.4" table:style-name="ce1">
            <text:p>2808.4</text:p>
          </table:table-cell>
          <table:table-cell office:value-type="float" office:value="16.400000000000091" table:formula="of:=[.B96]-2792" table:style-name="ce1">
            <text:p>16.4</text:p>
          </table:table-cell>
          <table:table-cell table:number-columns-repeated="16381"/>
        </table:table-row>
        <table:table-row table:style-name="ro1">
          <table:table-cell office:value-type="time" office:time-value="PT92H0M0S" table:style-name="ce7">
            <text:p>92:00:00</text:p>
          </table:table-cell>
          <table:table-cell office:value-type="float" office:value="2807.84" table:style-name="ce1">
            <text:p>2807.84</text:p>
          </table:table-cell>
          <table:table-cell office:value-type="float" office:value="15.840000000000146" table:formula="of:=[.B97]-2792" table:style-name="ce1">
            <text:p>15.84</text:p>
          </table:table-cell>
          <table:table-cell table:number-columns-repeated="16381"/>
        </table:table-row>
        <table:table-row table:style-name="ro1">
          <table:table-cell office:value-type="time" office:time-value="PT93H0M0S" table:style-name="ce7">
            <text:p>93:00:00</text:p>
          </table:table-cell>
          <table:table-cell office:value-type="float" office:value="2807.49" table:style-name="ce1">
            <text:p>2807.49</text:p>
          </table:table-cell>
          <table:table-cell office:value-type="float" office:value="15.489999999999782" table:formula="of:=[.B98]-2792" table:style-name="ce1">
            <text:p>15.49</text:p>
          </table:table-cell>
          <table:table-cell table:number-columns-repeated="16381"/>
        </table:table-row>
        <table:table-row table:style-name="ro1">
          <table:table-cell office:value-type="time" office:time-value="PT94H0M0S" table:style-name="ce7">
            <text:p>94:00:00</text:p>
          </table:table-cell>
          <table:table-cell office:value-type="float" office:value="2807.41" table:style-name="ce1">
            <text:p>2807.41</text:p>
          </table:table-cell>
          <table:table-cell office:value-type="float" office:value="15.409999999999854" table:formula="of:=[.B99]-2792" table:style-name="ce1">
            <text:p>15.41</text:p>
          </table:table-cell>
          <table:table-cell table:number-columns-repeated="16381"/>
        </table:table-row>
        <table:table-row table:style-name="ro1">
          <table:table-cell office:value-type="time" office:time-value="PT95H0M0S" table:style-name="ce7">
            <text:p>95:00:00</text:p>
          </table:table-cell>
          <table:table-cell office:value-type="float" office:value="2807.65" table:style-name="ce1">
            <text:p>2807.65</text:p>
          </table:table-cell>
          <table:table-cell office:value-type="float" office:value="15.650000000000091" table:formula="of:=[.B100]-2792" table:style-name="ce1">
            <text:p>15.65</text:p>
          </table:table-cell>
          <table:table-cell table:number-columns-repeated="16381"/>
        </table:table-row>
        <table:table-row table:style-name="ro1">
          <table:table-cell office:value-type="time" office:time-value="PT96H0M0S" table:style-name="ce7">
            <text:p>96:00:00</text:p>
          </table:table-cell>
          <table:table-cell office:value-type="float" office:value="2808.13" table:style-name="ce1">
            <text:p>2808.13</text:p>
          </table:table-cell>
          <table:table-cell office:value-type="float" office:value="16.130000000000109" table:formula="of:=[.B101]-2792" table:style-name="ce1">
            <text:p>16.13</text:p>
          </table:table-cell>
          <table:table-cell table:number-columns-repeated="16381"/>
        </table:table-row>
        <table:table-row table:number-rows-repeated="1048475" table:style-name="ro1">
          <table:table-cell table:number-columns-repeated="16384"/>
        </table:table-row>
      </table:table>
      <table:table table:name="Sheet3" table:style-name="ta2">
        <table:table-column table:style-name="co3" table:number-columns-repeated="3" table:default-cell-style-name="ce1"/>
        <table:table-column table:style-name="co4" table:default-cell-style-name="ce1"/>
        <table:table-column table:style-name="co2" table:default-cell-style-name="ce1"/>
        <table:table-column table:style-name="co2" table:default-cell-style-name="ce8"/>
        <table:table-column table:style-name="co2" table:number-columns-repeated="16378" table:default-cell-style-name="ce1"/>
        <table:table-row table:style-name="ro1">
          <table:table-cell office:value-type="string" table:style-name="ce1">
            <text:p>Depth (ft)</text:p>
          </table:table-cell>
          <table:table-cell office:value-type="string" table:style-name="ce1">
            <text:p>Diameter (ft)</text:p>
          </table:table-cell>
          <table:table-cell office:value-type="string" table:style-name="ce1">
            <text:p>Volume (ft^3)</text:p>
          </table:table-cell>
          <table:table-cell office:value-type="string" table:style-name="ce1">
            <text:p>Volume (gallons)</text:p>
          </table:table-cell>
          <table:table-cell office:value-type="string" table:style-name="ce1">
            <text:p>DeltaV</text:p>
          </table:table-cell>
          <table:table-cell office:value-type="string" table:style-name="ce8">
            <text:p>AccDV</text:p>
          </table:table-cell>
          <table:table-cell table:number-columns-repeated="16378"/>
        </table:table-row>
        <table:table-row table:style-name="ro1">
          <table:table-cell office:value-type="float" office:value="29.5" table:style-name="ce1">
            <text:p>29.5</text:p>
          </table:table-cell>
          <table:table-cell office:value-type="float" office:value="54" table:style-name="ce1">
            <text:p>54</text:p>
          </table:table-cell>
          <table:table-cell office:value-type="float" office:value="67561.520811775292" table:formula="of:=[.A2]*PI()*[.B2]*[.B2]/4" table:style-name="ce1">
            <text:p>67561.52081</text:p>
          </table:table-cell>
          <table:table-cell office:value-type="float" office:value="505360.1756720792" table:formula="of:=7.48*[.C2]" table:style-name="ce1">
            <text:p>505360.1757</text:p>
          </table:table-cell>
          <table:table-cell office:value-type="float" office:value="0" table:style-name="ce1">
            <text:p>0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float" office:value="28.5" table:style-name="ce1">
            <text:p>28.5</text:p>
          </table:table-cell>
          <table:table-cell office:value-type="float" office:value="54" table:style-name="ce1">
            <text:p>54</text:p>
          </table:table-cell>
          <table:table-cell office:value-type="float" office:value="65271.299767308337" table:formula="of:=[.A3]*PI()*[.B3]*[.B3]/4" table:style-name="ce1">
            <text:p>65271.29977</text:p>
          </table:table-cell>
          <table:table-cell office:value-type="float" office:value="488229.3222594664" table:formula="of:=7.48*[.C3]" table:style-name="ce1">
            <text:p>488229.3223</text:p>
          </table:table-cell>
          <table:table-cell office:value-type="float" office:value="-17130.853412612807" table:formula="of:=[.D3]-[.D2]" table:style-name="ce1">
            <text:p>-17130.85341</text:p>
          </table:table-cell>
          <table:table-cell office:value-type="float" office:value="-17130.853412612807" table:formula="of:=[.E3]+[.E2]" table:style-name="ce8">
            <text:p>-17,131</text:p>
          </table:table-cell>
          <table:table-cell table:number-columns-repeated="16378"/>
        </table:table-row>
        <table:table-row table:style-name="ro1">
          <table:table-cell office:value-type="float" office:value="27.5" table:style-name="ce1">
            <text:p>27.5</text:p>
          </table:table-cell>
          <table:table-cell office:value-type="float" office:value="54" table:style-name="ce1">
            <text:p>54</text:p>
          </table:table-cell>
          <table:table-cell office:value-type="float" office:value="62981.078722841383" table:formula="of:=[.A4]*PI()*[.B4]*[.B4]/4" table:style-name="ce1">
            <text:p>62981.07872</text:p>
          </table:table-cell>
          <table:table-cell office:value-type="float" office:value="471098.46884685359" table:formula="of:=7.48*[.C4]" table:style-name="ce1">
            <text:p>471098.4688</text:p>
          </table:table-cell>
          <table:table-cell office:value-type="float" office:value="-17130.853412612807" table:formula="of:=[.D4]-[.D3]" table:style-name="ce1">
            <text:p>-17130.85341</text:p>
          </table:table-cell>
          <table:table-cell office:value-type="float" office:value="-34261.706825225614" table:formula="of:=[.E4]+[.F3]" table:style-name="ce8">
            <text:p>-34,262</text:p>
          </table:table-cell>
          <table:table-cell table:number-columns-repeated="16378"/>
        </table:table-row>
        <table:table-row table:style-name="ro1">
          <table:table-cell office:value-type="float" office:value="26.5" table:style-name="ce1">
            <text:p>26.5</text:p>
          </table:table-cell>
          <table:table-cell office:value-type="float" office:value="54" table:style-name="ce1">
            <text:p>54</text:p>
          </table:table-cell>
          <table:table-cell office:value-type="float" office:value="60690.857678374414" table:formula="of:=[.A5]*PI()*[.B5]*[.B5]/4" table:style-name="ce1">
            <text:p>60690.85768</text:p>
          </table:table-cell>
          <table:table-cell office:value-type="float" office:value="453967.61543424067" table:formula="of:=7.48*[.C5]" table:style-name="ce1">
            <text:p>453967.6154</text:p>
          </table:table-cell>
          <table:table-cell office:value-type="float" office:value="-17130.853412612923" table:formula="of:=[.D5]-[.D4]" table:style-name="ce1">
            <text:p>-17130.85341</text:p>
          </table:table-cell>
          <table:table-cell office:value-type="float" office:value="-51392.560237838537" table:formula="of:=[.E5]+[.F4]" table:style-name="ce8">
            <text:p>-51,393</text:p>
          </table:table-cell>
          <table:table-cell table:number-columns-repeated="16378"/>
        </table:table-row>
        <table:table-row table:style-name="ro1">
          <table:table-cell office:value-type="float" office:value="25.5" table:style-name="ce1">
            <text:p>25.5</text:p>
          </table:table-cell>
          <table:table-cell office:value-type="float" office:value="54" table:style-name="ce1">
            <text:p>54</text:p>
          </table:table-cell>
          <table:table-cell office:value-type="float" office:value="58400.636633907459" table:formula="of:=[.A6]*PI()*[.B6]*[.B6]/4" table:style-name="ce1">
            <text:p>58400.63663</text:p>
          </table:table-cell>
          <table:table-cell office:value-type="float" office:value="436836.7620216278" table:formula="of:=7.48*[.C6]" table:style-name="ce1">
            <text:p>436836.762</text:p>
          </table:table-cell>
          <table:table-cell office:value-type="float" office:value="-17130.853412612865" table:formula="of:=[.D6]-[.D5]" table:style-name="ce1">
            <text:p>-17130.85341</text:p>
          </table:table-cell>
          <table:table-cell office:value-type="float" office:value="-68523.413650451403" table:formula="of:=[.E6]+[.F5]" table:style-name="ce8">
            <text:p>-68,523</text:p>
          </table:table-cell>
          <table:table-cell table:number-columns-repeated="16378"/>
        </table:table-row>
        <table:table-row table:style-name="ro1">
          <table:table-cell office:value-type="float" office:value="24.5" table:style-name="ce1">
            <text:p>24.5</text:p>
          </table:table-cell>
          <table:table-cell office:value-type="float" office:value="54" table:style-name="ce1">
            <text:p>54</text:p>
          </table:table-cell>
          <table:table-cell office:value-type="float" office:value="56110.415589440498" table:formula="of:=[.A7]*PI()*[.B7]*[.B7]/4" table:style-name="ce1">
            <text:p>56110.41559</text:p>
          </table:table-cell>
          <table:table-cell office:value-type="float" office:value="419705.90860901494" table:formula="of:=7.48*[.C7]" table:style-name="ce1">
            <text:p>419705.9086</text:p>
          </table:table-cell>
          <table:table-cell office:value-type="float" office:value="-17130.853412612865" table:formula="of:=[.D7]-[.D6]" table:style-name="ce1">
            <text:p>-17130.85341</text:p>
          </table:table-cell>
          <table:table-cell office:value-type="float" office:value="-85654.267063064268" table:formula="of:=[.E7]+[.F6]" table:style-name="ce8">
            <text:p>-85,654</text:p>
          </table:table-cell>
          <table:table-cell table:number-columns-repeated="16378"/>
        </table:table-row>
        <table:table-row table:style-name="ro1">
          <table:table-cell office:value-type="float" office:value="23.5" table:style-name="ce1">
            <text:p>23.5</text:p>
          </table:table-cell>
          <table:table-cell office:value-type="float" office:value="54" table:style-name="ce1">
            <text:p>54</text:p>
          </table:table-cell>
          <table:table-cell office:value-type="float" office:value="53820.19454497355" table:formula="of:=[.A8]*PI()*[.B8]*[.B8]/4" table:style-name="ce1">
            <text:p>53820.19454</text:p>
          </table:table-cell>
          <table:table-cell office:value-type="float" office:value="402575.05519640219" table:formula="of:=7.48*[.C8]" table:style-name="ce1">
            <text:p>402575.0552</text:p>
          </table:table-cell>
          <table:table-cell office:value-type="float" office:value="-17130.853412612749" table:formula="of:=[.D8]-[.D7]" table:style-name="ce1">
            <text:p>-17130.85341</text:p>
          </table:table-cell>
          <table:table-cell office:value-type="float" office:value="-102785.12047567702" table:formula="of:=[.E8]+[.F7]" table:style-name="ce8">
            <text:p>-102,785</text:p>
          </table:table-cell>
          <table:table-cell table:number-columns-repeated="16378"/>
        </table:table-row>
        <table:table-row table:style-name="ro1">
          <table:table-cell office:value-type="float" office:value="22.5" table:style-name="ce1">
            <text:p>22.5</text:p>
          </table:table-cell>
          <table:table-cell office:value-type="float" office:value="54" table:style-name="ce1">
            <text:p>54</text:p>
          </table:table-cell>
          <table:table-cell office:value-type="float" office:value="51529.973500506581" table:formula="of:=[.A9]*PI()*[.B9]*[.B9]/4" table:style-name="ce1">
            <text:p>51529.9735</text:p>
          </table:table-cell>
          <table:table-cell office:value-type="float" office:value="385444.20178378926" table:formula="of:=7.48*[.C9]" table:style-name="ce1">
            <text:p>385444.2018</text:p>
          </table:table-cell>
          <table:table-cell office:value-type="float" office:value="-17130.853412612923" table:formula="of:=[.D9]-[.D8]" table:style-name="ce1">
            <text:p>-17130.85341</text:p>
          </table:table-cell>
          <table:table-cell office:value-type="float" office:value="-119915.97388828994" table:formula="of:=[.E9]+[.F8]" table:style-name="ce8">
            <text:p>-119,916</text:p>
          </table:table-cell>
          <table:table-cell table:number-columns-repeated="16378"/>
        </table:table-row>
        <table:table-row table:style-name="ro1">
          <table:table-cell office:value-type="float" office:value="21.5" table:style-name="ce1">
            <text:p>21.5</text:p>
          </table:table-cell>
          <table:table-cell office:value-type="float" office:value="54" table:style-name="ce1">
            <text:p>54</text:p>
          </table:table-cell>
          <table:table-cell office:value-type="float" office:value="49239.75245603962" table:formula="of:=[.A10]*PI()*[.B10]*[.B10]/4" table:style-name="ce1">
            <text:p>49239.75246</text:p>
          </table:table-cell>
          <table:table-cell office:value-type="float" office:value="368313.3483711764" table:formula="of:=7.48*[.C10]" table:style-name="ce1">
            <text:p>368313.3484</text:p>
          </table:table-cell>
          <table:table-cell office:value-type="float" office:value="-17130.853412612865" table:formula="of:=[.D10]-[.D9]" table:style-name="ce1">
            <text:p>-17130.85341</text:p>
          </table:table-cell>
          <table:table-cell office:value-type="float" office:value="-137046.82730090281" table:formula="of:=[.E10]+[.F9]" table:style-name="ce8">
            <text:p>-137,047</text:p>
          </table:table-cell>
          <table:table-cell table:number-columns-repeated="16378"/>
        </table:table-row>
        <table:table-row table:style-name="ro1">
          <table:table-cell office:value-type="float" office:value="20.5" table:style-name="ce1">
            <text:p>20.5</text:p>
          </table:table-cell>
          <table:table-cell office:value-type="float" office:value="54" table:style-name="ce1">
            <text:p>54</text:p>
          </table:table-cell>
          <table:table-cell office:value-type="float" office:value="46949.531411572658" table:formula="of:=[.A11]*PI()*[.B11]*[.B11]/4" table:style-name="ce1">
            <text:p>46949.53141</text:p>
          </table:table-cell>
          <table:table-cell office:value-type="float" office:value="351182.49495856347" table:formula="of:=7.48*[.C11]" table:style-name="ce1">
            <text:p>351182.495</text:p>
          </table:table-cell>
          <table:table-cell office:value-type="float" office:value="-17130.853412612923" table:formula="of:=[.D11]-[.D10]" table:style-name="ce1">
            <text:p>-17130.85341</text:p>
          </table:table-cell>
          <table:table-cell office:value-type="float" office:value="-154177.68071351573" table:formula="of:=[.E11]+[.F10]" table:style-name="ce8">
            <text:p>-154,178</text:p>
          </table:table-cell>
          <table:table-cell table:number-columns-repeated="16378"/>
        </table:table-row>
        <table:table-row table:style-name="ro1">
          <table:table-cell office:value-type="float" office:value="19.5" table:style-name="ce1">
            <text:p>19.5</text:p>
          </table:table-cell>
          <table:table-cell office:value-type="float" office:value="54" table:style-name="ce1">
            <text:p>54</text:p>
          </table:table-cell>
          <table:table-cell office:value-type="float" office:value="44659.310367105703" table:formula="of:=[.A12]*PI()*[.B12]*[.B12]/4" table:style-name="ce1">
            <text:p>44659.31037</text:p>
          </table:table-cell>
          <table:table-cell office:value-type="float" office:value="334051.64154595067" table:formula="of:=7.48*[.C12]" table:style-name="ce1">
            <text:p>334051.6415</text:p>
          </table:table-cell>
          <table:table-cell office:value-type="float" office:value="-17130.853412612807" table:formula="of:=[.D12]-[.D11]" table:style-name="ce1">
            <text:p>-17130.85341</text:p>
          </table:table-cell>
          <table:table-cell office:value-type="float" office:value="-171308.53412612854" table:formula="of:=[.E12]+[.F11]" table:style-name="ce8">
            <text:p>-171,309</text:p>
          </table:table-cell>
          <table:table-cell table:number-columns-repeated="16378"/>
        </table:table-row>
        <table:table-row table:style-name="ro1">
          <table:table-cell office:value-type="float" office:value="18.5" table:style-name="ce1">
            <text:p>18.5</text:p>
          </table:table-cell>
          <table:table-cell office:value-type="float" office:value="54" table:style-name="ce1">
            <text:p>54</text:p>
          </table:table-cell>
          <table:table-cell office:value-type="float" office:value="42369.089322638742" table:formula="of:=[.A13]*PI()*[.B13]*[.B13]/4" table:style-name="ce1">
            <text:p>42369.08932</text:p>
          </table:table-cell>
          <table:table-cell office:value-type="float" office:value="316920.7881333378" table:formula="of:=7.48*[.C13]" table:style-name="ce1">
            <text:p>316920.7881</text:p>
          </table:table-cell>
          <table:table-cell office:value-type="float" office:value="-17130.853412612865" table:formula="of:=[.D13]-[.D12]" table:style-name="ce1">
            <text:p>-17130.85341</text:p>
          </table:table-cell>
          <table:table-cell office:value-type="float" office:value="-188439.3875387414" table:formula="of:=[.E13]+[.F12]" table:style-name="ce8">
            <text:p>-188,439</text:p>
          </table:table-cell>
          <table:table-cell table:number-columns-repeated="16378"/>
        </table:table-row>
        <table:table-row table:style-name="ro1">
          <table:table-cell office:value-type="float" office:value="17.5" table:style-name="ce1">
            <text:p>17.5</text:p>
          </table:table-cell>
          <table:table-cell office:value-type="float" office:value="54" table:style-name="ce1">
            <text:p>54</text:p>
          </table:table-cell>
          <table:table-cell office:value-type="float" office:value="40078.86827817178" table:formula="of:=[.A14]*PI()*[.B14]*[.B14]/4" table:style-name="ce1">
            <text:p>40078.86828</text:p>
          </table:table-cell>
          <table:table-cell office:value-type="float" office:value="299789.93472072494" table:formula="of:=7.48*[.C14]" table:style-name="ce1">
            <text:p>299789.9347</text:p>
          </table:table-cell>
          <table:table-cell office:value-type="float" office:value="-17130.853412612865" table:formula="of:=[.D14]-[.D13]" table:style-name="ce1">
            <text:p>-17130.85341</text:p>
          </table:table-cell>
          <table:table-cell office:value-type="float" office:value="-205570.24095135427" table:formula="of:=[.E14]+[.F13]" table:style-name="ce8">
            <text:p>-205,570</text:p>
          </table:table-cell>
          <table:table-cell table:number-columns-repeated="16378"/>
        </table:table-row>
        <table:table-row table:style-name="ro1">
          <table:table-cell office:value-type="float" office:value="16.5" table:style-name="ce1">
            <text:p>16.5</text:p>
          </table:table-cell>
          <table:table-cell office:value-type="float" office:value="54" table:style-name="ce1">
            <text:p>54</text:p>
          </table:table-cell>
          <table:table-cell office:value-type="float" office:value="37788.647233704825" table:formula="of:=[.A15]*PI()*[.B15]*[.B15]/4" table:style-name="ce1">
            <text:p>37788.64723</text:p>
          </table:table-cell>
          <table:table-cell office:value-type="float" office:value="282659.08130811213" table:formula="of:=7.48*[.C15]" table:style-name="ce1">
            <text:p>282659.0813</text:p>
          </table:table-cell>
          <table:table-cell office:value-type="float" office:value="-17130.853412612807" table:formula="of:=[.D15]-[.D14]" table:style-name="ce1">
            <text:p>-17130.85341</text:p>
          </table:table-cell>
          <table:table-cell office:value-type="float" office:value="-222701.09436396707" table:formula="of:=[.E15]+[.F14]" table:style-name="ce8">
            <text:p>-222,701</text:p>
          </table:table-cell>
          <table:table-cell table:number-columns-repeated="16378"/>
        </table:table-row>
        <table:table-row table:style-name="ro1">
          <table:table-cell office:value-type="float" office:value="15.5" table:style-name="ce1">
            <text:p>15.5</text:p>
          </table:table-cell>
          <table:table-cell office:value-type="float" office:value="54" table:style-name="ce1">
            <text:p>54</text:p>
          </table:table-cell>
          <table:table-cell office:value-type="float" office:value="35498.426189237871" table:formula="of:=[.A16]*PI()*[.B16]*[.B16]/4" table:style-name="ce1">
            <text:p>35498.42619</text:p>
          </table:table-cell>
          <table:table-cell office:value-type="float" office:value="265528.22789549927" table:formula="of:=7.48*[.C16]" table:style-name="ce1">
            <text:p>265528.2279</text:p>
          </table:table-cell>
          <table:table-cell office:value-type="float" office:value="-17130.853412612865" table:formula="of:=[.D16]-[.D15]" table:style-name="ce1">
            <text:p>-17130.85341</text:p>
          </table:table-cell>
          <table:table-cell office:value-type="float" office:value="-239831.94777657994" table:formula="of:=[.E16]+[.F15]" table:style-name="ce8">
            <text:p>-239,832</text:p>
          </table:table-cell>
          <table:table-cell table:number-columns-repeated="16378"/>
        </table:table-row>
        <table:table-row table:style-name="ro1">
          <table:table-cell office:value-type="float" office:value="14.5" table:style-name="ce1">
            <text:p>14.5</text:p>
          </table:table-cell>
          <table:table-cell office:value-type="float" office:value="54" table:style-name="ce1">
            <text:p>54</text:p>
          </table:table-cell>
          <table:table-cell office:value-type="float" office:value="33208.205144770909" table:formula="of:=[.A17]*PI()*[.B17]*[.B17]/4" table:style-name="ce1">
            <text:p>33208.20514</text:p>
          </table:table-cell>
          <table:table-cell office:value-type="float" office:value="248397.3744828864" table:formula="of:=7.48*[.C17]" table:style-name="ce1">
            <text:p>248397.3745</text:p>
          </table:table-cell>
          <table:table-cell office:value-type="float" office:value="-17130.853412612865" table:formula="of:=[.D17]-[.D16]" table:style-name="ce1">
            <text:p>-17130.85341</text:p>
          </table:table-cell>
          <table:table-cell office:value-type="float" office:value="-256962.8011891928" table:formula="of:=[.E17]+[.F16]" table:style-name="ce8">
            <text:p>-256,963</text:p>
          </table:table-cell>
          <table:table-cell table:number-columns-repeated="16378"/>
        </table:table-row>
        <table:table-row table:style-name="ro1">
          <table:table-cell office:value-type="float" office:value="13.5" table:style-name="ce1">
            <text:p>13.5</text:p>
          </table:table-cell>
          <table:table-cell office:value-type="float" office:value="54" table:style-name="ce1">
            <text:p>54</text:p>
          </table:table-cell>
          <table:table-cell office:value-type="float" office:value="30917.984100303947" table:formula="of:=[.A18]*PI()*[.B18]*[.B18]/4" table:style-name="ce1">
            <text:p>30917.9841</text:p>
          </table:table-cell>
          <table:table-cell office:value-type="float" office:value="231266.52107027353" table:formula="of:=7.48*[.C18]" table:style-name="ce1">
            <text:p>231266.5211</text:p>
          </table:table-cell>
          <table:table-cell office:value-type="float" office:value="-17130.853412612865" table:formula="of:=[.D18]-[.D17]" table:style-name="ce1">
            <text:p>-17130.85341</text:p>
          </table:table-cell>
          <table:table-cell office:value-type="float" office:value="-274093.65460180567" table:formula="of:=[.E18]+[.F17]" table:style-name="ce8">
            <text:p>-274,094</text:p>
          </table:table-cell>
          <table:table-cell table:number-columns-repeated="16378"/>
        </table:table-row>
        <table:table-row table:style-name="ro1">
          <table:table-cell office:value-type="float" office:value="12.5" table:style-name="ce1">
            <text:p>12.5</text:p>
          </table:table-cell>
          <table:table-cell office:value-type="float" office:value="54" table:style-name="ce1">
            <text:p>54</text:p>
          </table:table-cell>
          <table:table-cell office:value-type="float" office:value="28627.763055836993" table:formula="of:=[.A19]*PI()*[.B19]*[.B19]/4" table:style-name="ce1">
            <text:p>28627.76306</text:p>
          </table:table-cell>
          <table:table-cell office:value-type="float" office:value="214135.66765766073" table:formula="of:=7.48*[.C19]" table:style-name="ce1">
            <text:p>214135.6677</text:p>
          </table:table-cell>
          <table:table-cell office:value-type="float" office:value="-17130.853412612807" table:formula="of:=[.D19]-[.D18]" table:style-name="ce1">
            <text:p>-17130.85341</text:p>
          </table:table-cell>
          <table:table-cell office:value-type="float" office:value="-291224.50801441848" table:formula="of:=[.E19]+[.F18]" table:style-name="ce8">
            <text:p>-291,225</text:p>
          </table:table-cell>
          <table:table-cell table:number-columns-repeated="16378"/>
        </table:table-row>
        <table:table-row table:style-name="ro1">
          <table:table-cell office:value-type="float" office:value="11.5" table:style-name="ce1">
            <text:p>11.5</text:p>
          </table:table-cell>
          <table:table-cell office:value-type="float" office:value="54" table:style-name="ce1">
            <text:p>54</text:p>
          </table:table-cell>
          <table:table-cell office:value-type="float" office:value="26337.542011370027" table:formula="of:=[.A20]*PI()*[.B20]*[.B20]/4" table:style-name="ce1">
            <text:p>26337.54201</text:p>
          </table:table-cell>
          <table:table-cell office:value-type="float" office:value="197004.8142450478" table:formula="of:=7.48*[.C20]" table:style-name="ce1">
            <text:p>197004.8142</text:p>
          </table:table-cell>
          <table:table-cell office:value-type="float" office:value="-17130.853412612923" table:formula="of:=[.D20]-[.D19]" table:style-name="ce1">
            <text:p>-17130.85341</text:p>
          </table:table-cell>
          <table:table-cell office:value-type="float" office:value="-308355.3614270314" table:formula="of:=[.E20]+[.F19]" table:style-name="ce8">
            <text:p>-308,355</text:p>
          </table:table-cell>
          <table:table-cell table:number-columns-repeated="16378"/>
        </table:table-row>
        <table:table-row table:style-name="ro1">
          <table:table-cell office:value-type="float" office:value="10.5" table:style-name="ce1">
            <text:p>10.5</text:p>
          </table:table-cell>
          <table:table-cell office:value-type="float" office:value="54" table:style-name="ce1">
            <text:p>54</text:p>
          </table:table-cell>
          <table:table-cell office:value-type="float" office:value="24047.320966903069" table:formula="of:=[.A21]*PI()*[.B21]*[.B21]/4" table:style-name="ce1">
            <text:p>24047.32097</text:p>
          </table:table-cell>
          <table:table-cell office:value-type="float" office:value="179873.96083243497" table:formula="of:=7.48*[.C21]" table:style-name="ce1">
            <text:p>179873.9608</text:p>
          </table:table-cell>
          <table:table-cell office:value-type="float" office:value="-17130.853412612836" table:formula="of:=[.D21]-[.D20]" table:style-name="ce1">
            <text:p>-17130.85341</text:p>
          </table:table-cell>
          <table:table-cell office:value-type="float" office:value="-325486.21483964426" table:formula="of:=[.E21]+[.F20]" table:style-name="ce8">
            <text:p>-325,486</text:p>
          </table:table-cell>
          <table:table-cell table:number-columns-repeated="16378"/>
        </table:table-row>
        <table:table-row table:style-name="ro1">
          <table:table-cell office:value-type="float" office:value="9.5" table:style-name="ce1">
            <text:p>9.5</text:p>
          </table:table-cell>
          <table:table-cell office:value-type="float" office:value="54" table:style-name="ce1">
            <text:p>54</text:p>
          </table:table-cell>
          <table:table-cell office:value-type="float" office:value="21757.099922436111" table:formula="of:=[.A22]*PI()*[.B22]*[.B22]/4" table:style-name="ce1">
            <text:p>21757.09992</text:p>
          </table:table-cell>
          <table:table-cell office:value-type="float" office:value="162743.10741982213" table:formula="of:=7.48*[.C22]" table:style-name="ce1">
            <text:p>162743.1074</text:p>
          </table:table-cell>
          <table:table-cell office:value-type="float" office:value="-17130.853412612836" table:formula="of:=[.D22]-[.D21]" table:style-name="ce1">
            <text:p>-17130.85341</text:p>
          </table:table-cell>
          <table:table-cell office:value-type="float" office:value="-342617.06825225707" table:formula="of:=[.E22]+[.F21]" table:style-name="ce8">
            <text:p>-342,617</text:p>
          </table:table-cell>
          <table:table-cell table:number-columns-repeated="16378"/>
        </table:table-row>
        <table:table-row table:style-name="ro1">
          <table:table-cell office:value-type="float" office:value="8.5" table:style-name="ce1">
            <text:p>8.5</text:p>
          </table:table-cell>
          <table:table-cell office:value-type="float" office:value="54" table:style-name="ce1">
            <text:p>54</text:p>
          </table:table-cell>
          <table:table-cell office:value-type="float" office:value="19466.878877969153" table:formula="of:=[.A23]*PI()*[.B23]*[.B23]/4" table:style-name="ce1">
            <text:p>19466.87888</text:p>
          </table:table-cell>
          <table:table-cell office:value-type="float" office:value="145612.25400720927" table:formula="of:=7.48*[.C23]" table:style-name="ce1">
            <text:p>145612.254</text:p>
          </table:table-cell>
          <table:table-cell office:value-type="float" office:value="-17130.853412612865" table:formula="of:=[.D23]-[.D22]" table:style-name="ce1">
            <text:p>-17130.85341</text:p>
          </table:table-cell>
          <table:table-cell office:value-type="float" office:value="-359747.92166486994" table:formula="of:=[.E23]+[.F22]" table:style-name="ce8">
            <text:p>-359,748</text:p>
          </table:table-cell>
          <table:table-cell table:number-columns-repeated="16378"/>
        </table:table-row>
        <table:table-row table:style-name="ro1">
          <table:table-cell office:value-type="float" office:value="7.5" table:style-name="ce1">
            <text:p>7.5</text:p>
          </table:table-cell>
          <table:table-cell office:value-type="float" office:value="54" table:style-name="ce1">
            <text:p>54</text:p>
          </table:table-cell>
          <table:table-cell office:value-type="float" office:value="17176.657833502191" table:formula="of:=[.A24]*PI()*[.B24]*[.B24]/4" table:style-name="ce1">
            <text:p>17176.65783</text:p>
          </table:table-cell>
          <table:table-cell office:value-type="float" office:value="128481.4005945964" table:formula="of:=7.48*[.C24]" table:style-name="ce1">
            <text:p>128481.4006</text:p>
          </table:table-cell>
          <table:table-cell office:value-type="float" office:value="-17130.853412612865" table:formula="of:=[.D24]-[.D23]" table:style-name="ce1">
            <text:p>-17130.85341</text:p>
          </table:table-cell>
          <table:table-cell office:value-type="float" office:value="-376878.7750774828" table:formula="of:=[.E24]+[.F23]" table:style-name="ce8">
            <text:p>-376,879</text:p>
          </table:table-cell>
          <table:table-cell table:number-columns-repeated="16378"/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float" office:value="54" table:style-name="ce1">
            <text:p>54</text:p>
          </table:table-cell>
          <table:table-cell office:value-type="float" office:value="14886.436789035235" table:formula="of:=[.A25]*PI()*[.B25]*[.B25]/4" table:style-name="ce1">
            <text:p>14886.43679</text:p>
          </table:table-cell>
          <table:table-cell office:value-type="float" office:value="111350.54718198357" table:formula="of:=7.48*[.C25]" table:style-name="ce1">
            <text:p>111350.5472</text:p>
          </table:table-cell>
          <table:table-cell office:value-type="float" office:value="-17130.853412612836" table:formula="of:=[.D25]-[.D24]" table:style-name="ce1">
            <text:p>-17130.85341</text:p>
          </table:table-cell>
          <table:table-cell office:value-type="float" office:value="-394009.62849009561" table:formula="of:=[.E25]+[.F24]" table:style-name="ce8">
            <text:p>-394,010</text:p>
          </table:table-cell>
          <table:table-cell table:number-columns-repeated="16378"/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float" office:value="54" table:style-name="ce1">
            <text:p>54</text:p>
          </table:table-cell>
          <table:table-cell office:value-type="float" office:value="12596.215744568275" table:formula="of:=[.A26]*PI()*[.B26]*[.B26]/4" table:style-name="ce1">
            <text:p>12596.21574</text:p>
          </table:table-cell>
          <table:table-cell office:value-type="float" office:value="94219.6937693707" table:formula="of:=7.48*[.C26]" table:style-name="ce1">
            <text:p>94219.69377</text:p>
          </table:table-cell>
          <table:table-cell office:value-type="float" office:value="-17130.853412612865" table:formula="of:=[.D26]-[.D25]" table:style-name="ce1">
            <text:p>-17130.85341</text:p>
          </table:table-cell>
          <table:table-cell office:value-type="float" office:value="-411140.48190270847" table:formula="of:=[.E26]+[.F25]" table:style-name="ce8">
            <text:p>-411,140</text:p>
          </table:table-cell>
          <table:table-cell table:number-columns-repeated="16378"/>
        </table:table-row>
        <table:table-row table:style-name="ro1">
          <table:table-cell office:value-type="float" office:value="4.5" table:style-name="ce1">
            <text:p>4.5</text:p>
          </table:table-cell>
          <table:table-cell office:value-type="float" office:value="54" table:style-name="ce1">
            <text:p>54</text:p>
          </table:table-cell>
          <table:table-cell office:value-type="float" office:value="10305.994700101317" table:formula="of:=[.A27]*PI()*[.B27]*[.B27]/4" table:style-name="ce1">
            <text:p>10305.9947</text:p>
          </table:table-cell>
          <table:table-cell office:value-type="float" office:value="77088.84035675785" table:formula="of:=7.48*[.C27]" table:style-name="ce1">
            <text:p>77088.84036</text:p>
          </table:table-cell>
          <table:table-cell office:value-type="float" office:value="-17130.853412612851" table:formula="of:=[.D27]-[.D26]" table:style-name="ce1">
            <text:p>-17130.85341</text:p>
          </table:table-cell>
          <table:table-cell office:value-type="float" office:value="-428271.33531532134" table:formula="of:=[.E27]+[.F26]" table:style-name="ce8">
            <text:p>-428,271</text:p>
          </table:table-cell>
          <table:table-cell table:number-columns-repeated="16378"/>
        </table:table-row>
        <table:table-row table:style-name="ro1">
          <table:table-cell office:value-type="float" office:value="3.5" table:style-name="ce1">
            <text:p>3.5</text:p>
          </table:table-cell>
          <table:table-cell office:value-type="float" office:value="54" table:style-name="ce1">
            <text:p>54</text:p>
          </table:table-cell>
          <table:table-cell office:value-type="float" office:value="8015.773655634358" table:formula="of:=[.A28]*PI()*[.B28]*[.B28]/4" table:style-name="ce1">
            <text:p>8015.773656</text:p>
          </table:table-cell>
          <table:table-cell office:value-type="float" office:value="59957.986944144999" table:formula="of:=7.48*[.C28]" table:style-name="ce1">
            <text:p>59957.98694</text:p>
          </table:table-cell>
          <table:table-cell office:value-type="float" office:value="-17130.853412612851" table:formula="of:=[.D28]-[.D27]" table:style-name="ce1">
            <text:p>-17130.85341</text:p>
          </table:table-cell>
          <table:table-cell office:value-type="float" office:value="-445402.1887279342" table:formula="of:=[.E28]+[.F27]" table:style-name="ce8">
            <text:p>-445,402</text:p>
          </table:table-cell>
          <table:table-cell table:number-columns-repeated="16378"/>
        </table:table-row>
        <table:table-row table:style-name="ro1">
          <table:table-cell office:value-type="float" office:value="2.5" table:style-name="ce1">
            <text:p>2.5</text:p>
          </table:table-cell>
          <table:table-cell office:value-type="float" office:value="54" table:style-name="ce1">
            <text:p>54</text:p>
          </table:table-cell>
          <table:table-cell office:value-type="float" office:value="5725.552611167398" table:formula="of:=[.A29]*PI()*[.B29]*[.B29]/4" table:style-name="ce1">
            <text:p>5725.552611</text:p>
          </table:table-cell>
          <table:table-cell office:value-type="float" office:value="42827.133531532141" table:formula="of:=7.48*[.C29]" table:style-name="ce1">
            <text:p>42827.13353</text:p>
          </table:table-cell>
          <table:table-cell office:value-type="float" office:value="-17130.853412612858" table:formula="of:=[.D29]-[.D28]" table:style-name="ce1">
            <text:p>-17130.85341</text:p>
          </table:table-cell>
          <table:table-cell office:value-type="float" office:value="-462533.04214054707" table:formula="of:=[.E29]+[.F28]" table:style-name="ce8">
            <text:p>-462,533</text:p>
          </table:table-cell>
          <table:table-cell table:number-columns-repeated="16378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54" table:style-name="ce1">
            <text:p>54</text:p>
          </table:table-cell>
          <table:table-cell office:value-type="float" office:value="3435.3315667004385" table:formula="of:=[.A30]*PI()*[.B30]*[.B30]/4" table:style-name="ce1">
            <text:p>3435.331567</text:p>
          </table:table-cell>
          <table:table-cell office:value-type="float" office:value="25696.280118919283" table:formula="of:=7.48*[.C30]" table:style-name="ce1">
            <text:p>25696.28012</text:p>
          </table:table-cell>
          <table:table-cell office:value-type="float" office:value="-17130.853412612858" table:formula="of:=[.D30]-[.D29]" table:style-name="ce1">
            <text:p>-17130.85341</text:p>
          </table:table-cell>
          <table:table-cell office:value-type="float" office:value="-479663.89555315993" table:formula="of:=[.E30]+[.F29]" table:style-name="ce8">
            <text:p>-479,664</text:p>
          </table:table-cell>
          <table:table-cell table:number-columns-repeated="16378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54" table:style-name="ce1">
            <text:p>54</text:p>
          </table:table-cell>
          <table:table-cell office:value-type="float" office:value="1145.1105222334795" table:formula="of:=[.A31]*PI()*[.B31]*[.B31]/4" table:style-name="ce1">
            <text:p>1145.110522</text:p>
          </table:table-cell>
          <table:table-cell office:value-type="float" office:value="8565.4267063064271" table:formula="of:=7.48*[.C31]" table:style-name="ce1">
            <text:p>8565.426706</text:p>
          </table:table-cell>
          <table:table-cell office:value-type="float" office:value="-17130.853412612858" table:formula="of:=[.D31]-[.D30]" table:style-name="ce1">
            <text:p>-17130.85341</text:p>
          </table:table-cell>
          <table:table-cell office:value-type="float" office:value="-496794.7489657728" table:formula="of:=[.E31]+[.F30]" table:style-name="ce8">
            <text:p>-496,79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 feet is about 1 hour at peak demand/supply of 2100 gpm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ssumptions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D = 300 gp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D = 2100 gp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orage target(s): Keep 1 tank 3/4 full. <text:s/>Keep 1 tank 1/2 full</text:p>
          </table:table-cell>
          <table:table-cell table:number-columns-repeated="16383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ime-style style:name="N36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7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leveland, Theodore</meta:initial-creator>
    <dc:creator>Cleveland, Theodore</dc:creator>
    <meta:creation-date>2023-12-28T07:58:35Z</meta:creation-date>
    <dc:date>2024-01-16T20:45:46Z</dc:date>
    <meta:editing-cycles>1</meta:editing-cycles>
    <meta:editing-duration>PT3476S</meta:editing-duration>
  </office:meta>
</office:document-meta>
</file>